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1"/>
        <table:table-column table:style-name="co3" table:default-cell-style-name="ce6"/>
        <table:table-column table:style-name="co3" table:default-cell-style-name="ce2"/>
        <table:table-column table:style-name="co3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eekly growth=7%</text:p>
          </table:table-cell>
          <table:table-cell table:number-columns-repeated="4"/>
          <table:table-cell office:value-type="string" calcext:value-type="string">
            <text:p>$2/use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eek</text:p>
          </table:table-cell>
          <table:table-cell table:style-name="ce5" office:value-type="string" calcext:value-type="string">
            <text:p>users</text:p>
          </table:table-cell>
          <table:table-cell table:style-name="ce3" office:value-type="string" calcext:value-type="string">
            <text:p>Rev/user/mo($)</text:p>
          </table:table-cell>
          <table:table-cell table:style-name="ce7" office:value-type="string" calcext:value-type="string">
            <text:p>Attrition</text:p>
          </table:table-cell>
          <table:table-cell table:style-name="ce5" office:value-type="string" calcext:value-type="string">
            <text:p>Net users</text:p>
          </table:table-cell>
          <table:table-cell table:style-name="ce5" office:value-type="string" calcext:value-type="string">
            <text:p>Rev/mo($)</text:p>
          </table:table-cell>
          <table:table-cell table:style-name="ce3" office:value-type="string" calcext:value-type="string">
            <text:p>Ad costs($)</text:p>
          </table:table-cell>
          <table:table-cell table:style-name="ce7" office:value-type="string" calcext:value-type="string">
            <text:p>Ad con %</text:p>
          </table:table-cell>
          <table:table-cell table:style-name="ce8" office:value-type="string" calcext:value-type="string">
            <text:p>Net ad cost</text:p>
          </table:table-cell>
          <table:table-cell table:style-name="ce3" office:value-type="string" calcext:value-type="string">
            <text:p>Net revenue($)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10*0.7" office:value-type="float" office:value="7" calcext:value-type="float">
            <text:p>7</text:p>
          </table:table-cell>
          <table:table-cell office:value-type="float" office:value="0.3" calcext:value-type="float">
            <text:p>0.30</text:p>
          </table:table-cell>
          <table:table-cell table:style-name="ce2" table:formula="of:=[.C6]-([.C6]*[.E6])" office:value-type="float" office:value="70" calcext:value-type="float">
            <text:p>70</text:p>
          </table:table-cell>
          <table:table-cell table:style-name="ce2" table:formula="of:=[.D6]*[.F6]" office:value-type="float" office:value="490" calcext:value-type="float">
            <text:p>490</text:p>
          </table:table-cell>
          <table:table-cell table:style-name="ce2" table:formula="of:=[.C6]*2"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formula="of:=[.H6]+[.H6]*[.I6]" office:value-type="float" office:value="300" calcext:value-type="float">
            <text:p>300</text:p>
          </table:table-cell>
          <table:table-cell table:style-name="ce2" table:formula="of:=[.G6]-[.J6]" office:value-type="float" office:value="190" calcext:value-type="float">
            <text:p>1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6]+1" office:value-type="float" office:value="2" calcext:value-type="float">
            <text:p>2</text:p>
          </table:table-cell>
          <table:table-cell table:style-name="ce2" table:formula="of:=[.C6]+([.C6]*0.07)" office:value-type="float" office:value="107" calcext:value-type="float">
            <text:p>107</text:p>
          </table:table-cell>
          <table:table-cell table:style-name="ce2" table:formula="of:=[.D6]" office:value-type="float" office:value="7" calcext:value-type="float">
            <text:p>7</text:p>
          </table:table-cell>
          <table:table-cell table:formula="of:=[.E6]" office:value-type="float" office:value="0.3" calcext:value-type="float">
            <text:p>0.30</text:p>
          </table:table-cell>
          <table:table-cell table:style-name="ce2" table:formula="of:=[.C7]-([.C7]*[.E7])" office:value-type="float" office:value="74.9" calcext:value-type="float">
            <text:p>75</text:p>
          </table:table-cell>
          <table:table-cell table:style-name="ce2" table:formula="of:=[.D7]*[.F7]" office:value-type="float" office:value="524.3" calcext:value-type="float">
            <text:p>524</text:p>
          </table:table-cell>
          <table:table-cell table:style-name="ce2" table:formula="of:=[.C7]*2" office:value-type="float" office:value="214" calcext:value-type="float">
            <text:p>214</text:p>
          </table:table-cell>
          <table:table-cell table:formula="of:=[.I6]" office:value-type="float" office:value="0.5" calcext:value-type="float">
            <text:p>0.50</text:p>
          </table:table-cell>
          <table:table-cell table:formula="of:=[.H7]+[.H7]*[.I7]" office:value-type="float" office:value="321" calcext:value-type="float">
            <text:p>321</text:p>
          </table:table-cell>
          <table:table-cell table:style-name="ce2" table:formula="of:=[.G7]-[.J7]" office:value-type="float" office:value="203.3" calcext:value-type="float">
            <text:p>2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7]+1" office:value-type="float" office:value="3" calcext:value-type="float">
            <text:p>3</text:p>
          </table:table-cell>
          <table:table-cell table:style-name="ce2" table:formula="of:=[.C7]+([.C7]*0.07)" office:value-type="float" office:value="114.49" calcext:value-type="float">
            <text:p>114</text:p>
          </table:table-cell>
          <table:table-cell table:style-name="ce2" table:formula="of:=[.D7]" office:value-type="float" office:value="7" calcext:value-type="float">
            <text:p>7</text:p>
          </table:table-cell>
          <table:table-cell table:formula="of:=[.E7]" office:value-type="float" office:value="0.3" calcext:value-type="float">
            <text:p>0.30</text:p>
          </table:table-cell>
          <table:table-cell table:style-name="ce2" table:formula="of:=[.C8]-([.C8]*[.E8])" office:value-type="float" office:value="80.143" calcext:value-type="float">
            <text:p>80</text:p>
          </table:table-cell>
          <table:table-cell table:style-name="ce2" table:formula="of:=[.D8]*[.F8]" office:value-type="float" office:value="561.001" calcext:value-type="float">
            <text:p>561</text:p>
          </table:table-cell>
          <table:table-cell table:style-name="ce2" table:formula="of:=[.C8]*2" office:value-type="float" office:value="228.98" calcext:value-type="float">
            <text:p>229</text:p>
          </table:table-cell>
          <table:table-cell table:formula="of:=[.I7]" office:value-type="float" office:value="0.5" calcext:value-type="float">
            <text:p>0.50</text:p>
          </table:table-cell>
          <table:table-cell table:formula="of:=[.H8]+[.H8]*[.I8]" office:value-type="float" office:value="343.47" calcext:value-type="float">
            <text:p>343</text:p>
          </table:table-cell>
          <table:table-cell table:style-name="ce2" table:formula="of:=[.G8]-[.J8]" office:value-type="float" office:value="217.531" calcext:value-type="float">
            <text:p>21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8]+1" office:value-type="float" office:value="4" calcext:value-type="float">
            <text:p>4</text:p>
          </table:table-cell>
          <table:table-cell table:style-name="ce2" table:formula="of:=[.C8]+([.C8]*0.07)" office:value-type="float" office:value="122.5043" calcext:value-type="float">
            <text:p>123</text:p>
          </table:table-cell>
          <table:table-cell table:style-name="ce2" table:formula="of:=[.D8]" office:value-type="float" office:value="7" calcext:value-type="float">
            <text:p>7</text:p>
          </table:table-cell>
          <table:table-cell table:formula="of:=[.E8]" office:value-type="float" office:value="0.3" calcext:value-type="float">
            <text:p>0.30</text:p>
          </table:table-cell>
          <table:table-cell table:style-name="ce2" table:formula="of:=[.C9]-([.C9]*[.E9])" office:value-type="float" office:value="85.75301" calcext:value-type="float">
            <text:p>86</text:p>
          </table:table-cell>
          <table:table-cell table:style-name="ce2" table:formula="of:=[.D9]*[.F9]" office:value-type="float" office:value="600.27107" calcext:value-type="float">
            <text:p>600</text:p>
          </table:table-cell>
          <table:table-cell table:style-name="ce2" table:formula="of:=[.C9]*2" office:value-type="float" office:value="245.0086" calcext:value-type="float">
            <text:p>245</text:p>
          </table:table-cell>
          <table:table-cell table:formula="of:=[.I8]" office:value-type="float" office:value="0.5" calcext:value-type="float">
            <text:p>0.50</text:p>
          </table:table-cell>
          <table:table-cell table:formula="of:=[.H9]+[.H9]*[.I9]" office:value-type="float" office:value="367.5129" calcext:value-type="float">
            <text:p>368</text:p>
          </table:table-cell>
          <table:table-cell table:style-name="ce2" table:formula="of:=[.G9]-[.J9]" office:value-type="float" office:value="232.75817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9]+1" office:value-type="float" office:value="5" calcext:value-type="float">
            <text:p>5</text:p>
          </table:table-cell>
          <table:table-cell table:style-name="ce2" table:formula="of:=[.C9]+([.C9]*0.07)" office:value-type="float" office:value="131.079601" calcext:value-type="float">
            <text:p>131</text:p>
          </table:table-cell>
          <table:table-cell table:style-name="ce2" table:formula="of:=[.D9]" office:value-type="float" office:value="7" calcext:value-type="float">
            <text:p>7</text:p>
          </table:table-cell>
          <table:table-cell table:formula="of:=[.E9]" office:value-type="float" office:value="0.3" calcext:value-type="float">
            <text:p>0.30</text:p>
          </table:table-cell>
          <table:table-cell table:style-name="ce2" table:formula="of:=[.C10]-([.C10]*[.E10])" office:value-type="float" office:value="91.7557207" calcext:value-type="float">
            <text:p>92</text:p>
          </table:table-cell>
          <table:table-cell table:style-name="ce2" table:formula="of:=[.D10]*[.F10]" office:value-type="float" office:value="642.2900449" calcext:value-type="float">
            <text:p>642</text:p>
          </table:table-cell>
          <table:table-cell table:style-name="ce2" table:formula="of:=[.C10]*2" office:value-type="float" office:value="262.159202" calcext:value-type="float">
            <text:p>262</text:p>
          </table:table-cell>
          <table:table-cell table:formula="of:=[.I9]" office:value-type="float" office:value="0.5" calcext:value-type="float">
            <text:p>0.50</text:p>
          </table:table-cell>
          <table:table-cell table:formula="of:=[.H10]+[.H10]*[.I10]" office:value-type="float" office:value="393.238803" calcext:value-type="float">
            <text:p>393</text:p>
          </table:table-cell>
          <table:table-cell table:style-name="ce2" table:formula="of:=[.G10]-[.J10]" office:value-type="float" office:value="249.0512419" calcext:value-type="float">
            <text:p>24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0]+1" office:value-type="float" office:value="6" calcext:value-type="float">
            <text:p>6</text:p>
          </table:table-cell>
          <table:table-cell table:style-name="ce2" table:formula="of:=[.C10]+([.C10]*0.07)" office:value-type="float" office:value="140.25517307" calcext:value-type="float">
            <text:p>140</text:p>
          </table:table-cell>
          <table:table-cell table:style-name="ce2" table:formula="of:=[.D10]" office:value-type="float" office:value="7" calcext:value-type="float">
            <text:p>7</text:p>
          </table:table-cell>
          <table:table-cell table:formula="of:=[.E10]" office:value-type="float" office:value="0.3" calcext:value-type="float">
            <text:p>0.30</text:p>
          </table:table-cell>
          <table:table-cell table:style-name="ce2" table:formula="of:=[.C11]-([.C11]*[.E11])" office:value-type="float" office:value="98.178621149" calcext:value-type="float">
            <text:p>98</text:p>
          </table:table-cell>
          <table:table-cell table:style-name="ce2" table:formula="of:=[.D11]*[.F11]" office:value-type="float" office:value="687.250348043" calcext:value-type="float">
            <text:p>687</text:p>
          </table:table-cell>
          <table:table-cell table:style-name="ce2" table:formula="of:=[.C11]*2" office:value-type="float" office:value="280.51034614" calcext:value-type="float">
            <text:p>281</text:p>
          </table:table-cell>
          <table:table-cell table:formula="of:=[.I10]" office:value-type="float" office:value="0.5" calcext:value-type="float">
            <text:p>0.50</text:p>
          </table:table-cell>
          <table:table-cell table:formula="of:=[.H11]+[.H11]*[.I11]" office:value-type="float" office:value="420.76551921" calcext:value-type="float">
            <text:p>421</text:p>
          </table:table-cell>
          <table:table-cell table:style-name="ce2" table:formula="of:=[.G11]-[.J11]" office:value-type="float" office:value="266.484828833" calcext:value-type="float">
            <text:p>26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1]+1" office:value-type="float" office:value="7" calcext:value-type="float">
            <text:p>7</text:p>
          </table:table-cell>
          <table:table-cell table:style-name="ce2" table:formula="of:=[.C11]+([.C11]*0.07)" office:value-type="float" office:value="150.0730351849" calcext:value-type="float">
            <text:p>150</text:p>
          </table:table-cell>
          <table:table-cell table:style-name="ce2" table:formula="of:=[.D11]" office:value-type="float" office:value="7" calcext:value-type="float">
            <text:p>7</text:p>
          </table:table-cell>
          <table:table-cell table:formula="of:=[.E11]" office:value-type="float" office:value="0.3" calcext:value-type="float">
            <text:p>0.30</text:p>
          </table:table-cell>
          <table:table-cell table:style-name="ce2" table:formula="of:=[.C12]-([.C12]*[.E12])" office:value-type="float" office:value="105.05112462943" calcext:value-type="float">
            <text:p>105</text:p>
          </table:table-cell>
          <table:table-cell table:style-name="ce2" table:formula="of:=[.D12]*[.F12]" office:value-type="float" office:value="735.35787240601" calcext:value-type="float">
            <text:p>735</text:p>
          </table:table-cell>
          <table:table-cell table:style-name="ce2" table:formula="of:=[.C12]*2" office:value-type="float" office:value="300.1460703698" calcext:value-type="float">
            <text:p>300</text:p>
          </table:table-cell>
          <table:table-cell table:formula="of:=[.I11]" office:value-type="float" office:value="0.5" calcext:value-type="float">
            <text:p>0.50</text:p>
          </table:table-cell>
          <table:table-cell table:formula="of:=[.H12]+[.H12]*[.I12]" office:value-type="float" office:value="450.2191055547" calcext:value-type="float">
            <text:p>450</text:p>
          </table:table-cell>
          <table:table-cell table:style-name="ce2" table:formula="of:=[.G12]-[.J12]" office:value-type="float" office:value="285.13876685131" calcext:value-type="float">
            <text:p>2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2]+1" office:value-type="float" office:value="8" calcext:value-type="float">
            <text:p>8</text:p>
          </table:table-cell>
          <table:table-cell table:style-name="ce2" table:formula="of:=[.C12]+([.C12]*0.07)" office:value-type="float" office:value="160.578147647843" calcext:value-type="float">
            <text:p>161</text:p>
          </table:table-cell>
          <table:table-cell table:style-name="ce2" table:formula="of:=[.D12]" office:value-type="float" office:value="7" calcext:value-type="float">
            <text:p>7</text:p>
          </table:table-cell>
          <table:table-cell table:formula="of:=[.E12]" office:value-type="float" office:value="0.3" calcext:value-type="float">
            <text:p>0.30</text:p>
          </table:table-cell>
          <table:table-cell table:style-name="ce2" table:formula="of:=[.C13]-([.C13]*[.E13])" office:value-type="float" office:value="112.40470335349" calcext:value-type="float">
            <text:p>112</text:p>
          </table:table-cell>
          <table:table-cell table:style-name="ce2" table:formula="of:=[.D13]*[.F13]" office:value-type="float" office:value="786.832923474431" calcext:value-type="float">
            <text:p>787</text:p>
          </table:table-cell>
          <table:table-cell table:style-name="ce2" table:formula="of:=[.C13]*2" office:value-type="float" office:value="321.156295295686" calcext:value-type="float">
            <text:p>321</text:p>
          </table:table-cell>
          <table:table-cell table:formula="of:=[.I12]" office:value-type="float" office:value="0.5" calcext:value-type="float">
            <text:p>0.50</text:p>
          </table:table-cell>
          <table:table-cell table:formula="of:=[.H13]+[.H13]*[.I13]" office:value-type="float" office:value="481.734442943529" calcext:value-type="float">
            <text:p>482</text:p>
          </table:table-cell>
          <table:table-cell table:style-name="ce2" table:formula="of:=[.G13]-[.J13]" office:value-type="float" office:value="305.098480530902" calcext:value-type="float">
            <text:p>30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3]+1" office:value-type="float" office:value="9" calcext:value-type="float">
            <text:p>9</text:p>
          </table:table-cell>
          <table:table-cell table:style-name="ce2" table:formula="of:=[.C13]+([.C13]*0.07)" office:value-type="float" office:value="171.818617983192" calcext:value-type="float">
            <text:p>172</text:p>
          </table:table-cell>
          <table:table-cell table:style-name="ce2" table:formula="of:=[.D13]" office:value-type="float" office:value="7" calcext:value-type="float">
            <text:p>7</text:p>
          </table:table-cell>
          <table:table-cell table:formula="of:=[.E13]" office:value-type="float" office:value="0.3" calcext:value-type="float">
            <text:p>0.30</text:p>
          </table:table-cell>
          <table:table-cell table:style-name="ce2" table:formula="of:=[.C14]-([.C14]*[.E14])" office:value-type="float" office:value="120.273032588234" calcext:value-type="float">
            <text:p>120</text:p>
          </table:table-cell>
          <table:table-cell table:style-name="ce2" table:formula="of:=[.D14]*[.F14]" office:value-type="float" office:value="841.911228117641" calcext:value-type="float">
            <text:p>842</text:p>
          </table:table-cell>
          <table:table-cell table:style-name="ce2" table:formula="of:=[.C14]*2" office:value-type="float" office:value="343.637235966384" calcext:value-type="float">
            <text:p>344</text:p>
          </table:table-cell>
          <table:table-cell table:formula="of:=[.I13]" office:value-type="float" office:value="0.5" calcext:value-type="float">
            <text:p>0.50</text:p>
          </table:table-cell>
          <table:table-cell table:formula="of:=[.H14]+[.H14]*[.I14]" office:value-type="float" office:value="515.455853949576" calcext:value-type="float">
            <text:p>515</text:p>
          </table:table-cell>
          <table:table-cell table:style-name="ce2" table:formula="of:=[.G14]-[.J14]" office:value-type="float" office:value="326.455374168065" calcext:value-type="float">
            <text:p>32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4]+1" office:value-type="float" office:value="10" calcext:value-type="float">
            <text:p>10</text:p>
          </table:table-cell>
          <table:table-cell table:style-name="ce2" table:formula="of:=[.C14]+([.C14]*0.07)" office:value-type="float" office:value="183.845921242015" calcext:value-type="float">
            <text:p>184</text:p>
          </table:table-cell>
          <table:table-cell table:style-name="ce2" table:formula="of:=[.D14]" office:value-type="float" office:value="7" calcext:value-type="float">
            <text:p>7</text:p>
          </table:table-cell>
          <table:table-cell table:formula="of:=[.E14]" office:value-type="float" office:value="0.3" calcext:value-type="float">
            <text:p>0.30</text:p>
          </table:table-cell>
          <table:table-cell table:style-name="ce2" table:formula="of:=[.C15]-([.C15]*[.E15])" office:value-type="float" office:value="128.692144869411" calcext:value-type="float">
            <text:p>129</text:p>
          </table:table-cell>
          <table:table-cell table:style-name="ce2" table:formula="of:=[.D15]*[.F15]" office:value-type="float" office:value="900.845014085876" calcext:value-type="float">
            <text:p>901</text:p>
          </table:table-cell>
          <table:table-cell table:style-name="ce2" table:formula="of:=[.C15]*2" office:value-type="float" office:value="367.691842484031" calcext:value-type="float">
            <text:p>368</text:p>
          </table:table-cell>
          <table:table-cell table:formula="of:=[.I14]" office:value-type="float" office:value="0.5" calcext:value-type="float">
            <text:p>0.50</text:p>
          </table:table-cell>
          <table:table-cell table:formula="of:=[.H15]+[.H15]*[.I15]" office:value-type="float" office:value="551.537763726047" calcext:value-type="float">
            <text:p>552</text:p>
          </table:table-cell>
          <table:table-cell table:style-name="ce2" table:formula="of:=[.G15]-[.J15]" office:value-type="float" office:value="349.307250359829" calcext:value-type="float">
            <text:p>34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5]+1" office:value-type="float" office:value="11" calcext:value-type="float">
            <text:p>11</text:p>
          </table:table-cell>
          <table:table-cell table:style-name="ce2" table:formula="of:=[.C15]+([.C15]*0.07)" office:value-type="float" office:value="196.715135728957" calcext:value-type="float">
            <text:p>197</text:p>
          </table:table-cell>
          <table:table-cell table:style-name="ce2" table:formula="of:=[.D15]" office:value-type="float" office:value="7" calcext:value-type="float">
            <text:p>7</text:p>
          </table:table-cell>
          <table:table-cell table:formula="of:=[.E15]" office:value-type="float" office:value="0.3" calcext:value-type="float">
            <text:p>0.30</text:p>
          </table:table-cell>
          <table:table-cell table:style-name="ce2" table:formula="of:=[.C16]-([.C16]*[.E16])" office:value-type="float" office:value="137.70059501027" calcext:value-type="float">
            <text:p>138</text:p>
          </table:table-cell>
          <table:table-cell table:style-name="ce2" table:formula="of:=[.D16]*[.F16]" office:value-type="float" office:value="963.904165071887" calcext:value-type="float">
            <text:p>964</text:p>
          </table:table-cell>
          <table:table-cell table:style-name="ce2" table:formula="of:=[.C16]*2" office:value-type="float" office:value="393.430271457913" calcext:value-type="float">
            <text:p>393</text:p>
          </table:table-cell>
          <table:table-cell table:formula="of:=[.I15]" office:value-type="float" office:value="0.5" calcext:value-type="float">
            <text:p>0.50</text:p>
          </table:table-cell>
          <table:table-cell table:formula="of:=[.H16]+[.H16]*[.I16]" office:value-type="float" office:value="590.14540718687" calcext:value-type="float">
            <text:p>590</text:p>
          </table:table-cell>
          <table:table-cell table:style-name="ce2" table:formula="of:=[.G16]-[.J16]" office:value-type="float" office:value="373.758757885017" calcext:value-type="float">
            <text:p>37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6]+1" office:value-type="float" office:value="12" calcext:value-type="float">
            <text:p>12</text:p>
          </table:table-cell>
          <table:table-cell table:style-name="ce2" table:formula="of:=[.C16]+([.C16]*0.07)" office:value-type="float" office:value="210.485195229984" calcext:value-type="float">
            <text:p>210</text:p>
          </table:table-cell>
          <table:table-cell table:style-name="ce2" table:formula="of:=[.D16]" office:value-type="float" office:value="7" calcext:value-type="float">
            <text:p>7</text:p>
          </table:table-cell>
          <table:table-cell table:formula="of:=[.E16]" office:value-type="float" office:value="0.3" calcext:value-type="float">
            <text:p>0.30</text:p>
          </table:table-cell>
          <table:table-cell table:style-name="ce2" table:formula="of:=[.C17]-([.C17]*[.E17])" office:value-type="float" office:value="147.339636660988" calcext:value-type="float">
            <text:p>147</text:p>
          </table:table-cell>
          <table:table-cell table:style-name="ce2" table:formula="of:=[.D17]*[.F17]" office:value-type="float" office:value="1031.37745662692" calcext:value-type="float">
            <text:p>1,031</text:p>
          </table:table-cell>
          <table:table-cell table:style-name="ce2" table:formula="of:=[.C17]*2" office:value-type="float" office:value="420.970390459967" calcext:value-type="float">
            <text:p>421</text:p>
          </table:table-cell>
          <table:table-cell table:formula="of:=[.I16]" office:value-type="float" office:value="0.5" calcext:value-type="float">
            <text:p>0.50</text:p>
          </table:table-cell>
          <table:table-cell table:formula="of:=[.H17]+[.H17]*[.I17]" office:value-type="float" office:value="631.455585689951" calcext:value-type="float">
            <text:p>631</text:p>
          </table:table-cell>
          <table:table-cell table:style-name="ce2" table:formula="of:=[.G17]-[.J17]" office:value-type="float" office:value="399.921870936969" calcext:value-type="float">
            <text:p>4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7]+1" office:value-type="float" office:value="13" calcext:value-type="float">
            <text:p>13</text:p>
          </table:table-cell>
          <table:table-cell table:style-name="ce2" table:formula="of:=[.C17]+([.C17]*0.07)" office:value-type="float" office:value="225.219158896082" calcext:value-type="float">
            <text:p>225</text:p>
          </table:table-cell>
          <table:table-cell table:style-name="ce2" table:formula="of:=[.D17]" office:value-type="float" office:value="7" calcext:value-type="float">
            <text:p>7</text:p>
          </table:table-cell>
          <table:table-cell table:formula="of:=[.E17]" office:value-type="float" office:value="0.3" calcext:value-type="float">
            <text:p>0.30</text:p>
          </table:table-cell>
          <table:table-cell table:style-name="ce2" table:formula="of:=[.C18]-([.C18]*[.E18])" office:value-type="float" office:value="157.653411227258" calcext:value-type="float">
            <text:p>158</text:p>
          </table:table-cell>
          <table:table-cell table:style-name="ce2" table:formula="of:=[.D18]*[.F18]" office:value-type="float" office:value="1103.5738785908" calcext:value-type="float">
            <text:p>1,104</text:p>
          </table:table-cell>
          <table:table-cell table:style-name="ce2" table:formula="of:=[.C18]*2" office:value-type="float" office:value="450.438317792165" calcext:value-type="float">
            <text:p>450</text:p>
          </table:table-cell>
          <table:table-cell table:formula="of:=[.I17]" office:value-type="float" office:value="0.5" calcext:value-type="float">
            <text:p>0.50</text:p>
          </table:table-cell>
          <table:table-cell table:formula="of:=[.H18]+[.H18]*[.I18]" office:value-type="float" office:value="675.657476688247" calcext:value-type="float">
            <text:p>676</text:p>
          </table:table-cell>
          <table:table-cell table:style-name="ce2" table:formula="of:=[.G18]-[.J18]" office:value-type="float" office:value="427.916401902557" calcext:value-type="float">
            <text:p>42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8]+1" office:value-type="float" office:value="14" calcext:value-type="float">
            <text:p>14</text:p>
          </table:table-cell>
          <table:table-cell table:style-name="ce2" table:formula="of:=[.C18]+([.C18]*0.07)" office:value-type="float" office:value="240.984500018808" calcext:value-type="float">
            <text:p>241</text:p>
          </table:table-cell>
          <table:table-cell table:style-name="ce2" table:formula="of:=[.D18]" office:value-type="float" office:value="7" calcext:value-type="float">
            <text:p>7</text:p>
          </table:table-cell>
          <table:table-cell table:formula="of:=[.E18]" office:value-type="float" office:value="0.3" calcext:value-type="float">
            <text:p>0.30</text:p>
          </table:table-cell>
          <table:table-cell table:style-name="ce2" table:formula="of:=[.C19]-([.C19]*[.E19])" office:value-type="float" office:value="168.689150013166" calcext:value-type="float">
            <text:p>169</text:p>
          </table:table-cell>
          <table:table-cell table:style-name="ce2" table:formula="of:=[.D19]*[.F19]" office:value-type="float" office:value="1180.82405009216" calcext:value-type="float">
            <text:p>1,181</text:p>
          </table:table-cell>
          <table:table-cell table:style-name="ce2" table:formula="of:=[.C19]*2" office:value-type="float" office:value="481.969000037616" calcext:value-type="float">
            <text:p>482</text:p>
          </table:table-cell>
          <table:table-cell table:formula="of:=[.I18]" office:value-type="float" office:value="0.5" calcext:value-type="float">
            <text:p>0.50</text:p>
          </table:table-cell>
          <table:table-cell table:formula="of:=[.H19]+[.H19]*[.I19]" office:value-type="float" office:value="722.953500056424" calcext:value-type="float">
            <text:p>723</text:p>
          </table:table-cell>
          <table:table-cell table:style-name="ce2" table:formula="of:=[.G19]-[.J19]" office:value-type="float" office:value="457.870550035735" calcext:value-type="float">
            <text:p>45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9]+1" office:value-type="float" office:value="15" calcext:value-type="float">
            <text:p>15</text:p>
          </table:table-cell>
          <table:table-cell table:style-name="ce2" table:formula="of:=[.C19]+([.C19]*0.07)" office:value-type="float" office:value="257.853415020125" calcext:value-type="float">
            <text:p>258</text:p>
          </table:table-cell>
          <table:table-cell table:style-name="ce2" table:formula="of:=[.D19]" office:value-type="float" office:value="7" calcext:value-type="float">
            <text:p>7</text:p>
          </table:table-cell>
          <table:table-cell table:formula="of:=[.E19]" office:value-type="float" office:value="0.3" calcext:value-type="float">
            <text:p>0.30</text:p>
          </table:table-cell>
          <table:table-cell table:style-name="ce2" table:formula="of:=[.C20]-([.C20]*[.E20])" office:value-type="float" office:value="180.497390514087" calcext:value-type="float">
            <text:p>180</text:p>
          </table:table-cell>
          <table:table-cell table:style-name="ce2" table:formula="of:=[.D20]*[.F20]" office:value-type="float" office:value="1263.48173359861" calcext:value-type="float">
            <text:p>1,263</text:p>
          </table:table-cell>
          <table:table-cell table:style-name="ce2" table:formula="of:=[.C20]*2" office:value-type="float" office:value="515.706830040249" calcext:value-type="float">
            <text:p>516</text:p>
          </table:table-cell>
          <table:table-cell table:formula="of:=[.I19]" office:value-type="float" office:value="0.5" calcext:value-type="float">
            <text:p>0.50</text:p>
          </table:table-cell>
          <table:table-cell table:formula="of:=[.H20]+[.H20]*[.I20]" office:value-type="float" office:value="773.560245060374" calcext:value-type="float">
            <text:p>774</text:p>
          </table:table-cell>
          <table:table-cell table:style-name="ce2" table:formula="of:=[.G20]-[.J20]" office:value-type="float" office:value="489.921488538237" calcext:value-type="float">
            <text:p>4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0]+1" office:value-type="float" office:value="16" calcext:value-type="float">
            <text:p>16</text:p>
          </table:table-cell>
          <table:table-cell table:style-name="ce2" table:formula="of:=[.C20]+([.C20]*0.07)" office:value-type="float" office:value="275.903154071533" calcext:value-type="float">
            <text:p>276</text:p>
          </table:table-cell>
          <table:table-cell table:style-name="ce2" table:formula="of:=[.D20]" office:value-type="float" office:value="7" calcext:value-type="float">
            <text:p>7</text:p>
          </table:table-cell>
          <table:table-cell table:formula="of:=[.E20]" office:value-type="float" office:value="0.3" calcext:value-type="float">
            <text:p>0.30</text:p>
          </table:table-cell>
          <table:table-cell table:style-name="ce2" table:formula="of:=[.C21]-([.C21]*[.E21])" office:value-type="float" office:value="193.132207850073" calcext:value-type="float">
            <text:p>193</text:p>
          </table:table-cell>
          <table:table-cell table:style-name="ce2" table:formula="of:=[.D21]*[.F21]" office:value-type="float" office:value="1351.92545495051" calcext:value-type="float">
            <text:p>1,352</text:p>
          </table:table-cell>
          <table:table-cell table:style-name="ce2" table:formula="of:=[.C21]*2" office:value-type="float" office:value="551.806308143067" calcext:value-type="float">
            <text:p>552</text:p>
          </table:table-cell>
          <table:table-cell table:formula="of:=[.I20]" office:value-type="float" office:value="0.5" calcext:value-type="float">
            <text:p>0.50</text:p>
          </table:table-cell>
          <table:table-cell table:formula="of:=[.H21]+[.H21]*[.I21]" office:value-type="float" office:value="827.7094622146" calcext:value-type="float">
            <text:p>828</text:p>
          </table:table-cell>
          <table:table-cell table:style-name="ce2" table:formula="of:=[.G21]-[.J21]" office:value-type="float" office:value="524.215992735913" calcext:value-type="float">
            <text:p>52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1]+1" office:value-type="float" office:value="17" calcext:value-type="float">
            <text:p>17</text:p>
          </table:table-cell>
          <table:table-cell table:style-name="ce2" table:formula="of:=[.C21]+([.C21]*0.07)" office:value-type="float" office:value="295.216374856541" calcext:value-type="float">
            <text:p>295</text:p>
          </table:table-cell>
          <table:table-cell table:style-name="ce2" table:formula="of:=[.D21]" office:value-type="float" office:value="7" calcext:value-type="float">
            <text:p>7</text:p>
          </table:table-cell>
          <table:table-cell table:formula="of:=[.E21]" office:value-type="float" office:value="0.3" calcext:value-type="float">
            <text:p>0.30</text:p>
          </table:table-cell>
          <table:table-cell table:style-name="ce2" table:formula="of:=[.C22]-([.C22]*[.E22])" office:value-type="float" office:value="206.651462399578" calcext:value-type="float">
            <text:p>207</text:p>
          </table:table-cell>
          <table:table-cell table:style-name="ce2" table:formula="of:=[.D22]*[.F22]" office:value-type="float" office:value="1446.56023679705" calcext:value-type="float">
            <text:p>1,447</text:p>
          </table:table-cell>
          <table:table-cell table:style-name="ce2" table:formula="of:=[.C22]*2" office:value-type="float" office:value="590.432749713082" calcext:value-type="float">
            <text:p>590</text:p>
          </table:table-cell>
          <table:table-cell table:formula="of:=[.I21]" office:value-type="float" office:value="0.5" calcext:value-type="float">
            <text:p>0.50</text:p>
          </table:table-cell>
          <table:table-cell table:formula="of:=[.H22]+[.H22]*[.I22]" office:value-type="float" office:value="885.649124569622" calcext:value-type="float">
            <text:p>886</text:p>
          </table:table-cell>
          <table:table-cell table:style-name="ce2" table:formula="of:=[.G22]-[.J22]" office:value-type="float" office:value="560.911112227427" calcext:value-type="float">
            <text:p>56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2]+1" office:value-type="float" office:value="18" calcext:value-type="float">
            <text:p>18</text:p>
          </table:table-cell>
          <table:table-cell table:style-name="ce2" table:formula="of:=[.C22]+([.C22]*0.07)" office:value-type="float" office:value="315.881521096499" calcext:value-type="float">
            <text:p>316</text:p>
          </table:table-cell>
          <table:table-cell table:style-name="ce2" table:formula="of:=[.D22]" office:value-type="float" office:value="7" calcext:value-type="float">
            <text:p>7</text:p>
          </table:table-cell>
          <table:table-cell table:formula="of:=[.E22]" office:value-type="float" office:value="0.3" calcext:value-type="float">
            <text:p>0.30</text:p>
          </table:table-cell>
          <table:table-cell table:style-name="ce2" table:formula="of:=[.C23]-([.C23]*[.E23])" office:value-type="float" office:value="221.117064767549" calcext:value-type="float">
            <text:p>221</text:p>
          </table:table-cell>
          <table:table-cell table:style-name="ce2" table:formula="of:=[.D23]*[.F23]" office:value-type="float" office:value="1547.81945337284" calcext:value-type="float">
            <text:p>1,548</text:p>
          </table:table-cell>
          <table:table-cell table:style-name="ce2" table:formula="of:=[.C23]*2" office:value-type="float" office:value="631.763042192997" calcext:value-type="float">
            <text:p>632</text:p>
          </table:table-cell>
          <table:table-cell table:formula="of:=[.I22]" office:value-type="float" office:value="0.5" calcext:value-type="float">
            <text:p>0.50</text:p>
          </table:table-cell>
          <table:table-cell table:formula="of:=[.H23]+[.H23]*[.I23]" office:value-type="float" office:value="947.644563289496" calcext:value-type="float">
            <text:p>948</text:p>
          </table:table-cell>
          <table:table-cell table:style-name="ce2" table:formula="of:=[.G23]-[.J23]" office:value-type="float" office:value="600.174890083347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3]+1" office:value-type="float" office:value="19" calcext:value-type="float">
            <text:p>19</text:p>
          </table:table-cell>
          <table:table-cell table:style-name="ce2" table:formula="of:=[.C23]+([.C23]*0.07)" office:value-type="float" office:value="337.993227573254" calcext:value-type="float">
            <text:p>338</text:p>
          </table:table-cell>
          <table:table-cell table:style-name="ce2" table:formula="of:=[.D23]" office:value-type="float" office:value="7" calcext:value-type="float">
            <text:p>7</text:p>
          </table:table-cell>
          <table:table-cell table:formula="of:=[.E23]" office:value-type="float" office:value="0.3" calcext:value-type="float">
            <text:p>0.30</text:p>
          </table:table-cell>
          <table:table-cell table:style-name="ce2" table:formula="of:=[.C24]-([.C24]*[.E24])" office:value-type="float" office:value="236.595259301277" calcext:value-type="float">
            <text:p>237</text:p>
          </table:table-cell>
          <table:table-cell table:style-name="ce2" table:formula="of:=[.D24]*[.F24]" office:value-type="float" office:value="1656.16681510894" calcext:value-type="float">
            <text:p>1,656</text:p>
          </table:table-cell>
          <table:table-cell table:style-name="ce2" table:formula="of:=[.C24]*2" office:value-type="float" office:value="675.986455146507" calcext:value-type="float">
            <text:p>676</text:p>
          </table:table-cell>
          <table:table-cell table:formula="of:=[.I23]" office:value-type="float" office:value="0.5" calcext:value-type="float">
            <text:p>0.50</text:p>
          </table:table-cell>
          <table:table-cell table:formula="of:=[.H24]+[.H24]*[.I24]" office:value-type="float" office:value="1013.97968271976" calcext:value-type="float">
            <text:p>1,014</text:p>
          </table:table-cell>
          <table:table-cell table:style-name="ce2" table:formula="of:=[.G24]-[.J24]" office:value-type="float" office:value="642.187132389181" calcext:value-type="float">
            <text:p>6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4]+1" office:value-type="float" office:value="20" calcext:value-type="float">
            <text:p>20</text:p>
          </table:table-cell>
          <table:table-cell table:style-name="ce2" table:formula="of:=[.C24]+([.C24]*0.07)" office:value-type="float" office:value="361.652753503381" calcext:value-type="float">
            <text:p>362</text:p>
          </table:table-cell>
          <table:table-cell table:style-name="ce2" table:formula="of:=[.D24]" office:value-type="float" office:value="7" calcext:value-type="float">
            <text:p>7</text:p>
          </table:table-cell>
          <table:table-cell table:formula="of:=[.E24]" office:value-type="float" office:value="0.3" calcext:value-type="float">
            <text:p>0.30</text:p>
          </table:table-cell>
          <table:table-cell table:style-name="ce2" table:formula="of:=[.C25]-([.C25]*[.E25])" office:value-type="float" office:value="253.156927452367" calcext:value-type="float">
            <text:p>253</text:p>
          </table:table-cell>
          <table:table-cell table:style-name="ce2" table:formula="of:=[.D25]*[.F25]" office:value-type="float" office:value="1772.09849216657" calcext:value-type="float">
            <text:p>1,772</text:p>
          </table:table-cell>
          <table:table-cell table:style-name="ce2" table:formula="of:=[.C25]*2" office:value-type="float" office:value="723.305507006763" calcext:value-type="float">
            <text:p>723</text:p>
          </table:table-cell>
          <table:table-cell table:formula="of:=[.I24]" office:value-type="float" office:value="0.5" calcext:value-type="float">
            <text:p>0.50</text:p>
          </table:table-cell>
          <table:table-cell table:formula="of:=[.H25]+[.H25]*[.I25]" office:value-type="float" office:value="1084.95826051014" calcext:value-type="float">
            <text:p>1,085</text:p>
          </table:table-cell>
          <table:table-cell table:style-name="ce2" table:formula="of:=[.G25]-[.J25]" office:value-type="float" office:value="687.140231656424" calcext:value-type="float">
            <text:p>68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5]+1" office:value-type="float" office:value="21" calcext:value-type="float">
            <text:p>21</text:p>
          </table:table-cell>
          <table:table-cell table:style-name="ce2" table:formula="of:=[.C25]+([.C25]*0.07)" office:value-type="float" office:value="386.968446248618" calcext:value-type="float">
            <text:p>387</text:p>
          </table:table-cell>
          <table:table-cell table:style-name="ce2" table:formula="of:=[.D25]" office:value-type="float" office:value="7" calcext:value-type="float">
            <text:p>7</text:p>
          </table:table-cell>
          <table:table-cell table:formula="of:=[.E25]" office:value-type="float" office:value="0.3" calcext:value-type="float">
            <text:p>0.30</text:p>
          </table:table-cell>
          <table:table-cell table:style-name="ce2" table:formula="of:=[.C26]-([.C26]*[.E26])" office:value-type="float" office:value="270.877912374033" calcext:value-type="float">
            <text:p>271</text:p>
          </table:table-cell>
          <table:table-cell table:style-name="ce2" table:formula="of:=[.D26]*[.F26]" office:value-type="float" office:value="1896.14538661823" calcext:value-type="float">
            <text:p>1,896</text:p>
          </table:table-cell>
          <table:table-cell table:style-name="ce2" table:formula="of:=[.C26]*2" office:value-type="float" office:value="773.936892497236" calcext:value-type="float">
            <text:p>774</text:p>
          </table:table-cell>
          <table:table-cell table:formula="of:=[.I25]" office:value-type="float" office:value="0.5" calcext:value-type="float">
            <text:p>0.50</text:p>
          </table:table-cell>
          <table:table-cell table:formula="of:=[.H26]+[.H26]*[.I26]" office:value-type="float" office:value="1160.90533874585" calcext:value-type="float">
            <text:p>1,161</text:p>
          </table:table-cell>
          <table:table-cell table:style-name="ce2" table:formula="of:=[.G26]-[.J26]" office:value-type="float" office:value="735.240047872374" calcext:value-type="float">
            <text:p>73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6]+1" office:value-type="float" office:value="22" calcext:value-type="float">
            <text:p>22</text:p>
          </table:table-cell>
          <table:table-cell table:style-name="ce2" table:formula="of:=[.C26]+([.C26]*0.07)" office:value-type="float" office:value="414.056237486021" calcext:value-type="float">
            <text:p>414</text:p>
          </table:table-cell>
          <table:table-cell table:style-name="ce2" table:formula="of:=[.D26]" office:value-type="float" office:value="7" calcext:value-type="float">
            <text:p>7</text:p>
          </table:table-cell>
          <table:table-cell table:formula="of:=[.E26]" office:value-type="float" office:value="0.3" calcext:value-type="float">
            <text:p>0.30</text:p>
          </table:table-cell>
          <table:table-cell table:style-name="ce2" table:formula="of:=[.C27]-([.C27]*[.E27])" office:value-type="float" office:value="289.839366240215" calcext:value-type="float">
            <text:p>290</text:p>
          </table:table-cell>
          <table:table-cell table:style-name="ce2" table:formula="of:=[.D27]*[.F27]" office:value-type="float" office:value="2028.8755636815" calcext:value-type="float">
            <text:p>2,029</text:p>
          </table:table-cell>
          <table:table-cell table:style-name="ce2" table:formula="of:=[.C27]*2" office:value-type="float" office:value="828.112474972042" calcext:value-type="float">
            <text:p>828</text:p>
          </table:table-cell>
          <table:table-cell table:formula="of:=[.I26]" office:value-type="float" office:value="0.5" calcext:value-type="float">
            <text:p>0.50</text:p>
          </table:table-cell>
          <table:table-cell table:formula="of:=[.H27]+[.H27]*[.I27]" office:value-type="float" office:value="1242.16871245806" calcext:value-type="float">
            <text:p>1,242</text:p>
          </table:table-cell>
          <table:table-cell table:style-name="ce2" table:formula="of:=[.G27]-[.J27]" office:value-type="float" office:value="786.70685122344" calcext:value-type="float">
            <text:p>78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7]+1" office:value-type="float" office:value="23" calcext:value-type="float">
            <text:p>23</text:p>
          </table:table-cell>
          <table:table-cell table:style-name="ce2" table:formula="of:=[.C27]+([.C27]*0.07)" office:value-type="float" office:value="443.040174110043" calcext:value-type="float">
            <text:p>443</text:p>
          </table:table-cell>
          <table:table-cell table:style-name="ce2" table:formula="of:=[.D27]" office:value-type="float" office:value="7" calcext:value-type="float">
            <text:p>7</text:p>
          </table:table-cell>
          <table:table-cell table:formula="of:=[.E27]" office:value-type="float" office:value="0.3" calcext:value-type="float">
            <text:p>0.30</text:p>
          </table:table-cell>
          <table:table-cell table:style-name="ce2" table:formula="of:=[.C28]-([.C28]*[.E28])" office:value-type="float" office:value="310.12812187703" calcext:value-type="float">
            <text:p>310</text:p>
          </table:table-cell>
          <table:table-cell table:style-name="ce2" table:formula="of:=[.D28]*[.F28]" office:value-type="float" office:value="2170.89685313921" calcext:value-type="float">
            <text:p>2,171</text:p>
          </table:table-cell>
          <table:table-cell table:style-name="ce2" table:formula="of:=[.C28]*2" office:value-type="float" office:value="886.080348220086" calcext:value-type="float">
            <text:p>886</text:p>
          </table:table-cell>
          <table:table-cell table:formula="of:=[.I27]" office:value-type="float" office:value="0.5" calcext:value-type="float">
            <text:p>0.50</text:p>
          </table:table-cell>
          <table:table-cell table:formula="of:=[.H28]+[.H28]*[.I28]" office:value-type="float" office:value="1329.12052233013" calcext:value-type="float">
            <text:p>1,329</text:p>
          </table:table-cell>
          <table:table-cell table:style-name="ce2" table:formula="of:=[.G28]-[.J28]" office:value-type="float" office:value="841.776330809081" calcext:value-type="float">
            <text:p>8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8]+1" office:value-type="float" office:value="24" calcext:value-type="float">
            <text:p>24</text:p>
          </table:table-cell>
          <table:table-cell table:style-name="ce2" table:formula="of:=[.C28]+([.C28]*0.07)" office:value-type="float" office:value="474.052986297746" calcext:value-type="float">
            <text:p>474</text:p>
          </table:table-cell>
          <table:table-cell table:style-name="ce2" table:formula="of:=[.D28]" office:value-type="float" office:value="7" calcext:value-type="float">
            <text:p>7</text:p>
          </table:table-cell>
          <table:table-cell table:formula="of:=[.E28]" office:value-type="float" office:value="0.3" calcext:value-type="float">
            <text:p>0.30</text:p>
          </table:table-cell>
          <table:table-cell table:style-name="ce2" table:formula="of:=[.C29]-([.C29]*[.E29])" office:value-type="float" office:value="331.837090408422" calcext:value-type="float">
            <text:p>332</text:p>
          </table:table-cell>
          <table:table-cell table:style-name="ce2" table:formula="of:=[.D29]*[.F29]" office:value-type="float" office:value="2322.85963285895" calcext:value-type="float">
            <text:p>2,323</text:p>
          </table:table-cell>
          <table:table-cell table:style-name="ce2" table:formula="of:=[.C29]*2" office:value-type="float" office:value="948.105972595491" calcext:value-type="float">
            <text:p>948</text:p>
          </table:table-cell>
          <table:table-cell table:formula="of:=[.I28]" office:value-type="float" office:value="0.5" calcext:value-type="float">
            <text:p>0.50</text:p>
          </table:table-cell>
          <table:table-cell table:formula="of:=[.H29]+[.H29]*[.I29]" office:value-type="float" office:value="1422.15895889324" calcext:value-type="float">
            <text:p>1,422</text:p>
          </table:table-cell>
          <table:table-cell table:style-name="ce2" table:formula="of:=[.G29]-[.J29]" office:value-type="float" office:value="900.700673965716" calcext:value-type="float">
            <text:p>90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9]+1" office:value-type="float" office:value="25" calcext:value-type="float">
            <text:p>25</text:p>
          </table:table-cell>
          <table:table-cell table:style-name="ce2" table:formula="of:=[.C29]+([.C29]*0.07)" office:value-type="float" office:value="507.236695338588" calcext:value-type="float">
            <text:p>507</text:p>
          </table:table-cell>
          <table:table-cell table:style-name="ce2" table:formula="of:=[.D29]" office:value-type="float" office:value="7" calcext:value-type="float">
            <text:p>7</text:p>
          </table:table-cell>
          <table:table-cell table:formula="of:=[.E29]" office:value-type="float" office:value="0.3" calcext:value-type="float">
            <text:p>0.30</text:p>
          </table:table-cell>
          <table:table-cell table:style-name="ce2" table:formula="of:=[.C30]-([.C30]*[.E30])" office:value-type="float" office:value="355.065686737012" calcext:value-type="float">
            <text:p>355</text:p>
          </table:table-cell>
          <table:table-cell table:style-name="ce2" table:formula="of:=[.D30]*[.F30]" office:value-type="float" office:value="2485.45980715908" calcext:value-type="float">
            <text:p>2,485</text:p>
          </table:table-cell>
          <table:table-cell table:style-name="ce2" table:formula="of:=[.C30]*2" office:value-type="float" office:value="1014.47339067718" calcext:value-type="float">
            <text:p>1,014</text:p>
          </table:table-cell>
          <table:table-cell table:formula="of:=[.I29]" office:value-type="float" office:value="0.5" calcext:value-type="float">
            <text:p>0.50</text:p>
          </table:table-cell>
          <table:table-cell table:formula="of:=[.H30]+[.H30]*[.I30]" office:value-type="float" office:value="1521.71008601576" calcext:value-type="float">
            <text:p>1,522</text:p>
          </table:table-cell>
          <table:table-cell table:style-name="ce2" table:formula="of:=[.G30]-[.J30]" office:value-type="float" office:value="963.749721143317" calcext:value-type="float">
            <text:p>96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0]+1" office:value-type="float" office:value="26" calcext:value-type="float">
            <text:p>26</text:p>
          </table:table-cell>
          <table:table-cell table:style-name="ce2" table:formula="of:=[.C30]+([.C30]*0.07)" office:value-type="float" office:value="542.743264012289" calcext:value-type="float">
            <text:p>543</text:p>
          </table:table-cell>
          <table:table-cell table:style-name="ce2" table:formula="of:=[.D30]" office:value-type="float" office:value="7" calcext:value-type="float">
            <text:p>7</text:p>
          </table:table-cell>
          <table:table-cell table:formula="of:=[.E30]" office:value-type="float" office:value="0.3" calcext:value-type="float">
            <text:p>0.30</text:p>
          </table:table-cell>
          <table:table-cell table:style-name="ce2" table:formula="of:=[.C31]-([.C31]*[.E31])" office:value-type="float" office:value="379.920284808602" calcext:value-type="float">
            <text:p>380</text:p>
          </table:table-cell>
          <table:table-cell table:style-name="ce2" table:formula="of:=[.D31]*[.F31]" office:value-type="float" office:value="2659.44199366022" calcext:value-type="float">
            <text:p>2,659</text:p>
          </table:table-cell>
          <table:table-cell table:style-name="ce2" table:formula="of:=[.C31]*2" office:value-type="float" office:value="1085.48652802458" calcext:value-type="float">
            <text:p>1,085</text:p>
          </table:table-cell>
          <table:table-cell table:formula="of:=[.I30]" office:value-type="float" office:value="0.5" calcext:value-type="float">
            <text:p>0.50</text:p>
          </table:table-cell>
          <table:table-cell table:formula="of:=[.H31]+[.H31]*[.I31]" office:value-type="float" office:value="1628.22979203687" calcext:value-type="float">
            <text:p>1,628</text:p>
          </table:table-cell>
          <table:table-cell table:style-name="ce2" table:formula="of:=[.G31]-[.J31]" office:value-type="float" office:value="1031.21220162335" calcext:value-type="float">
            <text:p>1,03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1]+1" office:value-type="float" office:value="27" calcext:value-type="float">
            <text:p>27</text:p>
          </table:table-cell>
          <table:table-cell table:style-name="ce2" table:formula="of:=[.C31]+([.C31]*0.07)" office:value-type="float" office:value="580.735292493149" calcext:value-type="float">
            <text:p>581</text:p>
          </table:table-cell>
          <table:table-cell table:style-name="ce2" table:formula="of:=[.D31]" office:value-type="float" office:value="7" calcext:value-type="float">
            <text:p>7</text:p>
          </table:table-cell>
          <table:table-cell table:formula="of:=[.E31]" office:value-type="float" office:value="0.3" calcext:value-type="float">
            <text:p>0.30</text:p>
          </table:table-cell>
          <table:table-cell table:style-name="ce2" table:formula="of:=[.C32]-([.C32]*[.E32])" office:value-type="float" office:value="406.514704745204" calcext:value-type="float">
            <text:p>407</text:p>
          </table:table-cell>
          <table:table-cell table:style-name="ce2" table:formula="of:=[.D32]*[.F32]" office:value-type="float" office:value="2845.60293321643" calcext:value-type="float">
            <text:p>2,846</text:p>
          </table:table-cell>
          <table:table-cell table:style-name="ce2" table:formula="of:=[.C32]*2" office:value-type="float" office:value="1161.4705849863" calcext:value-type="float">
            <text:p>1,161</text:p>
          </table:table-cell>
          <table:table-cell table:formula="of:=[.I31]" office:value-type="float" office:value="0.5" calcext:value-type="float">
            <text:p>0.50</text:p>
          </table:table-cell>
          <table:table-cell table:formula="of:=[.H32]+[.H32]*[.I32]" office:value-type="float" office:value="1742.20587747945" calcext:value-type="float">
            <text:p>1,742</text:p>
          </table:table-cell>
          <table:table-cell table:style-name="ce2" table:formula="of:=[.G32]-[.J32]" office:value-type="float" office:value="1103.39705573698" calcext:value-type="float">
            <text:p>1,1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2]+1" office:value-type="float" office:value="28" calcext:value-type="float">
            <text:p>28</text:p>
          </table:table-cell>
          <table:table-cell table:style-name="ce2" table:formula="of:=[.C32]+([.C32]*0.07)" office:value-type="float" office:value="621.38676296767" calcext:value-type="float">
            <text:p>621</text:p>
          </table:table-cell>
          <table:table-cell table:style-name="ce2" table:formula="of:=[.D32]" office:value-type="float" office:value="7" calcext:value-type="float">
            <text:p>7</text:p>
          </table:table-cell>
          <table:table-cell table:formula="of:=[.E32]" office:value-type="float" office:value="0.3" calcext:value-type="float">
            <text:p>0.30</text:p>
          </table:table-cell>
          <table:table-cell table:style-name="ce2" table:formula="of:=[.C33]-([.C33]*[.E33])" office:value-type="float" office:value="434.970734077369" calcext:value-type="float">
            <text:p>435</text:p>
          </table:table-cell>
          <table:table-cell table:style-name="ce2" table:formula="of:=[.D33]*[.F33]" office:value-type="float" office:value="3044.79513854158" calcext:value-type="float">
            <text:p>3,045</text:p>
          </table:table-cell>
          <table:table-cell table:style-name="ce2" table:formula="of:=[.C33]*2" office:value-type="float" office:value="1242.77352593534" calcext:value-type="float">
            <text:p>1,243</text:p>
          </table:table-cell>
          <table:table-cell table:formula="of:=[.I32]" office:value-type="float" office:value="0.5" calcext:value-type="float">
            <text:p>0.50</text:p>
          </table:table-cell>
          <table:table-cell table:formula="of:=[.H33]+[.H33]*[.I33]" office:value-type="float" office:value="1864.16028890301" calcext:value-type="float">
            <text:p>1,864</text:p>
          </table:table-cell>
          <table:table-cell table:style-name="ce2" table:formula="of:=[.G33]-[.J33]" office:value-type="float" office:value="1180.63484963857" calcext:value-type="float">
            <text:p>1,18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3]+1" office:value-type="float" office:value="29" calcext:value-type="float">
            <text:p>29</text:p>
          </table:table-cell>
          <table:table-cell table:style-name="ce2" table:formula="of:=[.C33]+([.C33]*0.07)" office:value-type="float" office:value="664.883836375407" calcext:value-type="float">
            <text:p>665</text:p>
          </table:table-cell>
          <table:table-cell table:style-name="ce2" table:formula="of:=[.D33]" office:value-type="float" office:value="7" calcext:value-type="float">
            <text:p>7</text:p>
          </table:table-cell>
          <table:table-cell table:formula="of:=[.E33]" office:value-type="float" office:value="0.3" calcext:value-type="float">
            <text:p>0.30</text:p>
          </table:table-cell>
          <table:table-cell table:style-name="ce2" table:formula="of:=[.C34]-([.C34]*[.E34])" office:value-type="float" office:value="465.418685462785" calcext:value-type="float">
            <text:p>465</text:p>
          </table:table-cell>
          <table:table-cell table:style-name="ce2" table:formula="of:=[.D34]*[.F34]" office:value-type="float" office:value="3257.93079823949" calcext:value-type="float">
            <text:p>3,258</text:p>
          </table:table-cell>
          <table:table-cell table:style-name="ce2" table:formula="of:=[.C34]*2" office:value-type="float" office:value="1329.76767275081" calcext:value-type="float">
            <text:p>1,330</text:p>
          </table:table-cell>
          <table:table-cell table:formula="of:=[.I33]" office:value-type="float" office:value="0.5" calcext:value-type="float">
            <text:p>0.50</text:p>
          </table:table-cell>
          <table:table-cell table:formula="of:=[.H34]+[.H34]*[.I34]" office:value-type="float" office:value="1994.65150912622" calcext:value-type="float">
            <text:p>1,995</text:p>
          </table:table-cell>
          <table:table-cell table:style-name="ce2" table:formula="of:=[.G34]-[.J34]" office:value-type="float" office:value="1263.27928911327" calcext:value-type="float">
            <text:p>1,26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4]+1" office:value-type="float" office:value="30" calcext:value-type="float">
            <text:p>30</text:p>
          </table:table-cell>
          <table:table-cell table:style-name="ce2" table:formula="of:=[.C34]+([.C34]*0.07)" office:value-type="float" office:value="711.425704921685" calcext:value-type="float">
            <text:p>711</text:p>
          </table:table-cell>
          <table:table-cell table:style-name="ce2" table:formula="of:=[.D34]" office:value-type="float" office:value="7" calcext:value-type="float">
            <text:p>7</text:p>
          </table:table-cell>
          <table:table-cell table:formula="of:=[.E34]" office:value-type="float" office:value="0.3" calcext:value-type="float">
            <text:p>0.30</text:p>
          </table:table-cell>
          <table:table-cell table:style-name="ce2" table:formula="of:=[.C35]-([.C35]*[.E35])" office:value-type="float" office:value="497.99799344518" calcext:value-type="float">
            <text:p>498</text:p>
          </table:table-cell>
          <table:table-cell table:style-name="ce2" table:formula="of:=[.D35]*[.F35]" office:value-type="float" office:value="3485.98595411626" calcext:value-type="float">
            <text:p>3,486</text:p>
          </table:table-cell>
          <table:table-cell table:style-name="ce2" table:formula="of:=[.C35]*2" office:value-type="float" office:value="1422.85140984337" calcext:value-type="float">
            <text:p>1,423</text:p>
          </table:table-cell>
          <table:table-cell table:formula="of:=[.I34]" office:value-type="float" office:value="0.5" calcext:value-type="float">
            <text:p>0.50</text:p>
          </table:table-cell>
          <table:table-cell table:formula="of:=[.H35]+[.H35]*[.I35]" office:value-type="float" office:value="2134.27711476506" calcext:value-type="float">
            <text:p>2,134</text:p>
          </table:table-cell>
          <table:table-cell table:style-name="ce2" table:formula="of:=[.G35]-[.J35]" office:value-type="float" office:value="1351.7088393512" calcext:value-type="float">
            <text:p>1,35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5]+1" office:value-type="float" office:value="31" calcext:value-type="float">
            <text:p>31</text:p>
          </table:table-cell>
          <table:table-cell table:style-name="ce2" table:formula="of:=[.C35]+([.C35]*0.07)" office:value-type="float" office:value="761.225504266203" calcext:value-type="float">
            <text:p>761</text:p>
          </table:table-cell>
          <table:table-cell table:style-name="ce2" table:formula="of:=[.D35]" office:value-type="float" office:value="7" calcext:value-type="float">
            <text:p>7</text:p>
          </table:table-cell>
          <table:table-cell table:formula="of:=[.E35]" office:value-type="float" office:value="0.3" calcext:value-type="float">
            <text:p>0.30</text:p>
          </table:table-cell>
          <table:table-cell table:style-name="ce2" table:formula="of:=[.C36]-([.C36]*[.E36])" office:value-type="float" office:value="532.857852986342" calcext:value-type="float">
            <text:p>533</text:p>
          </table:table-cell>
          <table:table-cell table:style-name="ce2" table:formula="of:=[.D36]*[.F36]" office:value-type="float" office:value="3730.00497090439" calcext:value-type="float">
            <text:p>3,730</text:p>
          </table:table-cell>
          <table:table-cell table:style-name="ce2" table:formula="of:=[.C36]*2" office:value-type="float" office:value="1522.45100853241" calcext:value-type="float">
            <text:p>1,522</text:p>
          </table:table-cell>
          <table:table-cell table:formula="of:=[.I35]" office:value-type="float" office:value="0.5" calcext:value-type="float">
            <text:p>0.50</text:p>
          </table:table-cell>
          <table:table-cell table:formula="of:=[.H36]+[.H36]*[.I36]" office:value-type="float" office:value="2283.67651279861" calcext:value-type="float">
            <text:p>2,284</text:p>
          </table:table-cell>
          <table:table-cell table:style-name="ce2" table:formula="of:=[.G36]-[.J36]" office:value-type="float" office:value="1446.32845810579" calcext:value-type="float">
            <text:p>1,44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6]+1" office:value-type="float" office:value="32" calcext:value-type="float">
            <text:p>32</text:p>
          </table:table-cell>
          <table:table-cell table:style-name="ce2" table:formula="of:=[.C36]+([.C36]*0.07)" office:value-type="float" office:value="814.511289564837" calcext:value-type="float">
            <text:p>815</text:p>
          </table:table-cell>
          <table:table-cell table:style-name="ce2" table:formula="of:=[.D36]" office:value-type="float" office:value="7" calcext:value-type="float">
            <text:p>7</text:p>
          </table:table-cell>
          <table:table-cell table:formula="of:=[.E36]" office:value-type="float" office:value="0.3" calcext:value-type="float">
            <text:p>0.30</text:p>
          </table:table-cell>
          <table:table-cell table:style-name="ce2" table:formula="of:=[.C37]-([.C37]*[.E37])" office:value-type="float" office:value="570.157902695386" calcext:value-type="float">
            <text:p>570</text:p>
          </table:table-cell>
          <table:table-cell table:style-name="ce2" table:formula="of:=[.D37]*[.F37]" office:value-type="float" office:value="3991.1053188677" calcext:value-type="float">
            <text:p>3,991</text:p>
          </table:table-cell>
          <table:table-cell table:style-name="ce2" table:formula="of:=[.C37]*2" office:value-type="float" office:value="1629.02257912967" calcext:value-type="float">
            <text:p>1,629</text:p>
          </table:table-cell>
          <table:table-cell table:formula="of:=[.I36]" office:value-type="float" office:value="0.5" calcext:value-type="float">
            <text:p>0.50</text:p>
          </table:table-cell>
          <table:table-cell table:formula="of:=[.H37]+[.H37]*[.I37]" office:value-type="float" office:value="2443.53386869451" calcext:value-type="float">
            <text:p>2,444</text:p>
          </table:table-cell>
          <table:table-cell table:style-name="ce2" table:formula="of:=[.G37]-[.J37]" office:value-type="float" office:value="1547.57145017319" calcext:value-type="float">
            <text:p>1,54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7]+1" office:value-type="float" office:value="33" calcext:value-type="float">
            <text:p>33</text:p>
          </table:table-cell>
          <table:table-cell table:style-name="ce2" table:formula="of:=[.C37]+([.C37]*0.07)" office:value-type="float" office:value="871.527079834376" calcext:value-type="float">
            <text:p>872</text:p>
          </table:table-cell>
          <table:table-cell table:style-name="ce2" table:formula="of:=[.D37]" office:value-type="float" office:value="7" calcext:value-type="float">
            <text:p>7</text:p>
          </table:table-cell>
          <table:table-cell table:formula="of:=[.E37]" office:value-type="float" office:value="0.3" calcext:value-type="float">
            <text:p>0.30</text:p>
          </table:table-cell>
          <table:table-cell table:style-name="ce2" table:formula="of:=[.C38]-([.C38]*[.E38])" office:value-type="float" office:value="610.068955884063" calcext:value-type="float">
            <text:p>610</text:p>
          </table:table-cell>
          <table:table-cell table:style-name="ce2" table:formula="of:=[.D38]*[.F38]" office:value-type="float" office:value="4270.48269118844" calcext:value-type="float">
            <text:p>4,270</text:p>
          </table:table-cell>
          <table:table-cell table:style-name="ce2" table:formula="of:=[.C38]*2" office:value-type="float" office:value="1743.05415966875" calcext:value-type="float">
            <text:p>1,743</text:p>
          </table:table-cell>
          <table:table-cell table:formula="of:=[.I37]" office:value-type="float" office:value="0.5" calcext:value-type="float">
            <text:p>0.50</text:p>
          </table:table-cell>
          <table:table-cell table:formula="of:=[.H38]+[.H38]*[.I38]" office:value-type="float" office:value="2614.58123950313" calcext:value-type="float">
            <text:p>2,615</text:p>
          </table:table-cell>
          <table:table-cell table:style-name="ce2" table:formula="of:=[.G38]-[.J38]" office:value-type="float" office:value="1655.90145168531" calcext:value-type="float">
            <text:p>1,65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8]+1" office:value-type="float" office:value="34" calcext:value-type="float">
            <text:p>34</text:p>
          </table:table-cell>
          <table:table-cell table:style-name="ce2" table:formula="of:=[.C38]+([.C38]*0.07)" office:value-type="float" office:value="932.533975422782" calcext:value-type="float">
            <text:p>933</text:p>
          </table:table-cell>
          <table:table-cell table:style-name="ce2" table:formula="of:=[.D38]" office:value-type="float" office:value="7" calcext:value-type="float">
            <text:p>7</text:p>
          </table:table-cell>
          <table:table-cell table:formula="of:=[.E38]" office:value-type="float" office:value="0.3" calcext:value-type="float">
            <text:p>0.30</text:p>
          </table:table-cell>
          <table:table-cell table:style-name="ce2" table:formula="of:=[.C39]-([.C39]*[.E39])" office:value-type="float" office:value="652.773782795947" calcext:value-type="float">
            <text:p>653</text:p>
          </table:table-cell>
          <table:table-cell table:style-name="ce2" table:formula="of:=[.D39]*[.F39]" office:value-type="float" office:value="4569.41647957163" calcext:value-type="float">
            <text:p>4,569</text:p>
          </table:table-cell>
          <table:table-cell table:style-name="ce2" table:formula="of:=[.C39]*2" office:value-type="float" office:value="1865.06795084556" calcext:value-type="float">
            <text:p>1,865</text:p>
          </table:table-cell>
          <table:table-cell table:formula="of:=[.I38]" office:value-type="float" office:value="0.5" calcext:value-type="float">
            <text:p>0.50</text:p>
          </table:table-cell>
          <table:table-cell table:formula="of:=[.H39]+[.H39]*[.I39]" office:value-type="float" office:value="2797.60192626835" calcext:value-type="float">
            <text:p>2,798</text:p>
          </table:table-cell>
          <table:table-cell table:style-name="ce2" table:formula="of:=[.G39]-[.J39]" office:value-type="float" office:value="1771.81455330329" calcext:value-type="float">
            <text:p>1,77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9]+1" office:value-type="float" office:value="35" calcext:value-type="float">
            <text:p>35</text:p>
          </table:table-cell>
          <table:table-cell table:style-name="ce2" table:formula="of:=[.C39]+([.C39]*0.07)" office:value-type="float" office:value="997.811353702377" calcext:value-type="float">
            <text:p>998</text:p>
          </table:table-cell>
          <table:table-cell table:style-name="ce2" table:formula="of:=[.D39]" office:value-type="float" office:value="7" calcext:value-type="float">
            <text:p>7</text:p>
          </table:table-cell>
          <table:table-cell table:formula="of:=[.E39]" office:value-type="float" office:value="0.3" calcext:value-type="float">
            <text:p>0.30</text:p>
          </table:table-cell>
          <table:table-cell table:style-name="ce2" table:formula="of:=[.C40]-([.C40]*[.E40])" office:value-type="float" office:value="698.467947591664" calcext:value-type="float">
            <text:p>698</text:p>
          </table:table-cell>
          <table:table-cell table:style-name="ce2" table:formula="of:=[.D40]*[.F40]" office:value-type="float" office:value="4889.27563314165" calcext:value-type="float">
            <text:p>4,889</text:p>
          </table:table-cell>
          <table:table-cell table:style-name="ce2" table:formula="of:=[.C40]*2" office:value-type="float" office:value="1995.62270740475" calcext:value-type="float">
            <text:p>1,996</text:p>
          </table:table-cell>
          <table:table-cell table:formula="of:=[.I39]" office:value-type="float" office:value="0.5" calcext:value-type="float">
            <text:p>0.50</text:p>
          </table:table-cell>
          <table:table-cell table:formula="of:=[.H40]+[.H40]*[.I40]" office:value-type="float" office:value="2993.43406110713" calcext:value-type="float">
            <text:p>2,993</text:p>
          </table:table-cell>
          <table:table-cell table:style-name="ce2" table:formula="of:=[.G40]-[.J40]" office:value-type="float" office:value="1895.84157203452" calcext:value-type="float">
            <text:p>1,89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0]+1" office:value-type="float" office:value="36" calcext:value-type="float">
            <text:p>36</text:p>
          </table:table-cell>
          <table:table-cell table:style-name="ce2" table:formula="of:=[.C40]+([.C40]*0.07)" office:value-type="float" office:value="1067.65814846154" calcext:value-type="float">
            <text:p>1,068</text:p>
          </table:table-cell>
          <table:table-cell table:style-name="ce2" table:formula="of:=[.D40]" office:value-type="float" office:value="7" calcext:value-type="float">
            <text:p>7</text:p>
          </table:table-cell>
          <table:table-cell table:formula="of:=[.E40]" office:value-type="float" office:value="0.3" calcext:value-type="float">
            <text:p>0.30</text:p>
          </table:table-cell>
          <table:table-cell table:style-name="ce2" table:formula="of:=[.C41]-([.C41]*[.E41])" office:value-type="float" office:value="747.36070392308" calcext:value-type="float">
            <text:p>747</text:p>
          </table:table-cell>
          <table:table-cell table:style-name="ce2" table:formula="of:=[.D41]*[.F41]" office:value-type="float" office:value="5231.52492746156" calcext:value-type="float">
            <text:p>5,232</text:p>
          </table:table-cell>
          <table:table-cell table:style-name="ce2" table:formula="of:=[.C41]*2" office:value-type="float" office:value="2135.31629692309" calcext:value-type="float">
            <text:p>2,135</text:p>
          </table:table-cell>
          <table:table-cell table:formula="of:=[.I40]" office:value-type="float" office:value="0.5" calcext:value-type="float">
            <text:p>0.50</text:p>
          </table:table-cell>
          <table:table-cell table:formula="of:=[.H41]+[.H41]*[.I41]" office:value-type="float" office:value="3202.97444538463" calcext:value-type="float">
            <text:p>3,203</text:p>
          </table:table-cell>
          <table:table-cell table:style-name="ce2" table:formula="of:=[.G41]-[.J41]" office:value-type="float" office:value="2028.55048207693" calcext:value-type="float">
            <text:p>2,02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1]+1" office:value-type="float" office:value="37" calcext:value-type="float">
            <text:p>37</text:p>
          </table:table-cell>
          <table:table-cell table:style-name="ce2" table:formula="of:=[.C41]+([.C41]*0.07)" office:value-type="float" office:value="1142.39421885385" calcext:value-type="float">
            <text:p>1,142</text:p>
          </table:table-cell>
          <table:table-cell table:style-name="ce2" table:formula="of:=[.D41]" office:value-type="float" office:value="7" calcext:value-type="float">
            <text:p>7</text:p>
          </table:table-cell>
          <table:table-cell table:formula="of:=[.E41]" office:value-type="float" office:value="0.3" calcext:value-type="float">
            <text:p>0.30</text:p>
          </table:table-cell>
          <table:table-cell table:style-name="ce2" table:formula="of:=[.C42]-([.C42]*[.E42])" office:value-type="float" office:value="799.675953197696" calcext:value-type="float">
            <text:p>800</text:p>
          </table:table-cell>
          <table:table-cell table:style-name="ce2" table:formula="of:=[.D42]*[.F42]" office:value-type="float" office:value="5597.73167238387" calcext:value-type="float">
            <text:p>5,598</text:p>
          </table:table-cell>
          <table:table-cell table:style-name="ce2" table:formula="of:=[.C42]*2" office:value-type="float" office:value="2284.7884377077" calcext:value-type="float">
            <text:p>2,285</text:p>
          </table:table-cell>
          <table:table-cell table:formula="of:=[.I41]" office:value-type="float" office:value="0.5" calcext:value-type="float">
            <text:p>0.50</text:p>
          </table:table-cell>
          <table:table-cell table:formula="of:=[.H42]+[.H42]*[.I42]" office:value-type="float" office:value="3427.18265656155" calcext:value-type="float">
            <text:p>3,427</text:p>
          </table:table-cell>
          <table:table-cell table:style-name="ce2" table:formula="of:=[.G42]-[.J42]" office:value-type="float" office:value="2170.54901582232" calcext:value-type="float">
            <text:p>2,17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2]+1" office:value-type="float" office:value="38" calcext:value-type="float">
            <text:p>38</text:p>
          </table:table-cell>
          <table:table-cell table:style-name="ce2" table:formula="of:=[.C42]+([.C42]*0.07)" office:value-type="float" office:value="1222.36181417362" calcext:value-type="float">
            <text:p>1,222</text:p>
          </table:table-cell>
          <table:table-cell table:style-name="ce2" table:formula="of:=[.D42]" office:value-type="float" office:value="7" calcext:value-type="float">
            <text:p>7</text:p>
          </table:table-cell>
          <table:table-cell table:formula="of:=[.E42]" office:value-type="float" office:value="0.3" calcext:value-type="float">
            <text:p>0.30</text:p>
          </table:table-cell>
          <table:table-cell table:style-name="ce2" table:formula="of:=[.C43]-([.C43]*[.E43])" office:value-type="float" office:value="855.653269921535" calcext:value-type="float">
            <text:p>856</text:p>
          </table:table-cell>
          <table:table-cell table:style-name="ce2" table:formula="of:=[.D43]*[.F43]" office:value-type="float" office:value="5989.57288945074" calcext:value-type="float">
            <text:p>5,990</text:p>
          </table:table-cell>
          <table:table-cell table:style-name="ce2" table:formula="of:=[.C43]*2" office:value-type="float" office:value="2444.72362834724" calcext:value-type="float">
            <text:p>2,445</text:p>
          </table:table-cell>
          <table:table-cell table:formula="of:=[.I42]" office:value-type="float" office:value="0.5" calcext:value-type="float">
            <text:p>0.50</text:p>
          </table:table-cell>
          <table:table-cell table:formula="of:=[.H43]+[.H43]*[.I43]" office:value-type="float" office:value="3667.08544252086" calcext:value-type="float">
            <text:p>3,667</text:p>
          </table:table-cell>
          <table:table-cell table:style-name="ce2" table:formula="of:=[.G43]-[.J43]" office:value-type="float" office:value="2322.48744692988" calcext:value-type="float">
            <text:p>2,32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3]+1" office:value-type="float" office:value="39" calcext:value-type="float">
            <text:p>39</text:p>
          </table:table-cell>
          <table:table-cell table:style-name="ce2" table:formula="of:=[.C43]+([.C43]*0.07)" office:value-type="float" office:value="1307.92714116577" calcext:value-type="float">
            <text:p>1,308</text:p>
          </table:table-cell>
          <table:table-cell table:style-name="ce2" table:formula="of:=[.D43]" office:value-type="float" office:value="7" calcext:value-type="float">
            <text:p>7</text:p>
          </table:table-cell>
          <table:table-cell table:formula="of:=[.E43]" office:value-type="float" office:value="0.3" calcext:value-type="float">
            <text:p>0.30</text:p>
          </table:table-cell>
          <table:table-cell table:style-name="ce2" table:formula="of:=[.C44]-([.C44]*[.E44])" office:value-type="float" office:value="915.548998816042" calcext:value-type="float">
            <text:p>916</text:p>
          </table:table-cell>
          <table:table-cell table:style-name="ce2" table:formula="of:=[.D44]*[.F44]" office:value-type="float" office:value="6408.84299171229" calcext:value-type="float">
            <text:p>6,409</text:p>
          </table:table-cell>
          <table:table-cell table:style-name="ce2" table:formula="of:=[.C44]*2" office:value-type="float" office:value="2615.85428233155" calcext:value-type="float">
            <text:p>2,616</text:p>
          </table:table-cell>
          <table:table-cell table:formula="of:=[.I43]" office:value-type="float" office:value="0.5" calcext:value-type="float">
            <text:p>0.50</text:p>
          </table:table-cell>
          <table:table-cell table:formula="of:=[.H44]+[.H44]*[.I44]" office:value-type="float" office:value="3923.78142349732" calcext:value-type="float">
            <text:p>3,924</text:p>
          </table:table-cell>
          <table:table-cell table:style-name="ce2" table:formula="of:=[.G44]-[.J44]" office:value-type="float" office:value="2485.06156821497" calcext:value-type="float">
            <text:p>2,4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4]+1" office:value-type="float" office:value="40" calcext:value-type="float">
            <text:p>40</text:p>
          </table:table-cell>
          <table:table-cell table:style-name="ce2" table:formula="of:=[.C44]+([.C44]*0.07)" office:value-type="float" office:value="1399.48204104738" calcext:value-type="float">
            <text:p>1,399</text:p>
          </table:table-cell>
          <table:table-cell table:style-name="ce2" table:formula="of:=[.D44]" office:value-type="float" office:value="7" calcext:value-type="float">
            <text:p>7</text:p>
          </table:table-cell>
          <table:table-cell table:formula="of:=[.E44]" office:value-type="float" office:value="0.3" calcext:value-type="float">
            <text:p>0.30</text:p>
          </table:table-cell>
          <table:table-cell table:style-name="ce2" table:formula="of:=[.C45]-([.C45]*[.E45])" office:value-type="float" office:value="979.637428733165" calcext:value-type="float">
            <text:p>980</text:p>
          </table:table-cell>
          <table:table-cell table:style-name="ce2" table:formula="of:=[.D45]*[.F45]" office:value-type="float" office:value="6857.46200113215" calcext:value-type="float">
            <text:p>6,857</text:p>
          </table:table-cell>
          <table:table-cell table:style-name="ce2" table:formula="of:=[.C45]*2" office:value-type="float" office:value="2798.96408209476" calcext:value-type="float">
            <text:p>2,799</text:p>
          </table:table-cell>
          <table:table-cell table:formula="of:=[.I44]" office:value-type="float" office:value="0.5" calcext:value-type="float">
            <text:p>0.50</text:p>
          </table:table-cell>
          <table:table-cell table:formula="of:=[.H45]+[.H45]*[.I45]" office:value-type="float" office:value="4198.44612314213" calcext:value-type="float">
            <text:p>4,198</text:p>
          </table:table-cell>
          <table:table-cell table:style-name="ce2" table:formula="of:=[.G45]-[.J45]" office:value-type="float" office:value="2659.01587799002" calcext:value-type="float">
            <text:p>2,65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5]+1" office:value-type="float" office:value="41" calcext:value-type="float">
            <text:p>41</text:p>
          </table:table-cell>
          <table:table-cell table:style-name="ce2" table:formula="of:=[.C45]+([.C45]*0.07)" office:value-type="float" office:value="1497.44578392069" calcext:value-type="float">
            <text:p>1,497</text:p>
          </table:table-cell>
          <table:table-cell table:style-name="ce2" table:formula="of:=[.D45]" office:value-type="float" office:value="7" calcext:value-type="float">
            <text:p>7</text:p>
          </table:table-cell>
          <table:table-cell table:formula="of:=[.E45]" office:value-type="float" office:value="0.3" calcext:value-type="float">
            <text:p>0.30</text:p>
          </table:table-cell>
          <table:table-cell table:style-name="ce2" table:formula="of:=[.C46]-([.C46]*[.E46])" office:value-type="float" office:value="1048.21204874449" calcext:value-type="float">
            <text:p>1,048</text:p>
          </table:table-cell>
          <table:table-cell table:style-name="ce2" table:formula="of:=[.D46]*[.F46]" office:value-type="float" office:value="7337.4843412114" calcext:value-type="float">
            <text:p>7,337</text:p>
          </table:table-cell>
          <table:table-cell table:style-name="ce2" table:formula="of:=[.C46]*2" office:value-type="float" office:value="2994.89156784139" calcext:value-type="float">
            <text:p>2,995</text:p>
          </table:table-cell>
          <table:table-cell table:formula="of:=[.I45]" office:value-type="float" office:value="0.5" calcext:value-type="float">
            <text:p>0.50</text:p>
          </table:table-cell>
          <table:table-cell table:formula="of:=[.H46]+[.H46]*[.I46]" office:value-type="float" office:value="4492.33735176208" calcext:value-type="float">
            <text:p>4,492</text:p>
          </table:table-cell>
          <table:table-cell table:style-name="ce2" table:formula="of:=[.G46]-[.J46]" office:value-type="float" office:value="2845.14698944932" calcext:value-type="float">
            <text:p>2,8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6]+1" office:value-type="float" office:value="42" calcext:value-type="float">
            <text:p>42</text:p>
          </table:table-cell>
          <table:table-cell table:style-name="ce2" table:formula="of:=[.C46]+([.C46]*0.07)" office:value-type="float" office:value="1602.26698879514" calcext:value-type="float">
            <text:p>1,602</text:p>
          </table:table-cell>
          <table:table-cell table:style-name="ce2" table:formula="of:=[.D46]" office:value-type="float" office:value="7" calcext:value-type="float">
            <text:p>7</text:p>
          </table:table-cell>
          <table:table-cell table:formula="of:=[.E46]" office:value-type="float" office:value="0.3" calcext:value-type="float">
            <text:p>0.30</text:p>
          </table:table-cell>
          <table:table-cell table:style-name="ce2" table:formula="of:=[.C47]-([.C47]*[.E47])" office:value-type="float" office:value="1121.5868921566" calcext:value-type="float">
            <text:p>1,122</text:p>
          </table:table-cell>
          <table:table-cell table:style-name="ce2" table:formula="of:=[.D47]*[.F47]" office:value-type="float" office:value="7851.1082450962" calcext:value-type="float">
            <text:p>7,851</text:p>
          </table:table-cell>
          <table:table-cell table:style-name="ce2" table:formula="of:=[.C47]*2" office:value-type="float" office:value="3204.53397759029" calcext:value-type="float">
            <text:p>3,205</text:p>
          </table:table-cell>
          <table:table-cell table:formula="of:=[.I46]" office:value-type="float" office:value="0.5" calcext:value-type="float">
            <text:p>0.50</text:p>
          </table:table-cell>
          <table:table-cell table:formula="of:=[.H47]+[.H47]*[.I47]" office:value-type="float" office:value="4806.80096638543" calcext:value-type="float">
            <text:p>4,807</text:p>
          </table:table-cell>
          <table:table-cell table:style-name="ce2" table:formula="of:=[.G47]-[.J47]" office:value-type="float" office:value="3044.30727871077" calcext:value-type="float">
            <text:p>3,0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7]+1" office:value-type="float" office:value="43" calcext:value-type="float">
            <text:p>43</text:p>
          </table:table-cell>
          <table:table-cell table:style-name="ce2" table:formula="of:=[.C47]+([.C47]*0.07)" office:value-type="float" office:value="1714.4256780108" calcext:value-type="float">
            <text:p>1,714</text:p>
          </table:table-cell>
          <table:table-cell table:style-name="ce2" table:formula="of:=[.D47]" office:value-type="float" office:value="7" calcext:value-type="float">
            <text:p>7</text:p>
          </table:table-cell>
          <table:table-cell table:formula="of:=[.E47]" office:value-type="float" office:value="0.3" calcext:value-type="float">
            <text:p>0.30</text:p>
          </table:table-cell>
          <table:table-cell table:style-name="ce2" table:formula="of:=[.C48]-([.C48]*[.E48])" office:value-type="float" office:value="1200.09797460756" calcext:value-type="float">
            <text:p>1,200</text:p>
          </table:table-cell>
          <table:table-cell table:style-name="ce2" table:formula="of:=[.D48]*[.F48]" office:value-type="float" office:value="8400.68582225294" calcext:value-type="float">
            <text:p>8,401</text:p>
          </table:table-cell>
          <table:table-cell table:style-name="ce2" table:formula="of:=[.C48]*2" office:value-type="float" office:value="3428.85135602161" calcext:value-type="float">
            <text:p>3,429</text:p>
          </table:table-cell>
          <table:table-cell table:formula="of:=[.I47]" office:value-type="float" office:value="0.5" calcext:value-type="float">
            <text:p>0.50</text:p>
          </table:table-cell>
          <table:table-cell table:formula="of:=[.H48]+[.H48]*[.I48]" office:value-type="float" office:value="5143.27703403241" calcext:value-type="float">
            <text:p>5,143</text:p>
          </table:table-cell>
          <table:table-cell table:style-name="ce2" table:formula="of:=[.G48]-[.J48]" office:value-type="float" office:value="3257.40878822052" calcext:value-type="float">
            <text:p>3,25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8]+1" office:value-type="float" office:value="44" calcext:value-type="float">
            <text:p>44</text:p>
          </table:table-cell>
          <table:table-cell table:style-name="ce2" table:formula="of:=[.C48]+([.C48]*0.07)" office:value-type="float" office:value="1834.43547547156" calcext:value-type="float">
            <text:p>1,834</text:p>
          </table:table-cell>
          <table:table-cell table:style-name="ce2" table:formula="of:=[.D48]" office:value-type="float" office:value="7" calcext:value-type="float">
            <text:p>7</text:p>
          </table:table-cell>
          <table:table-cell table:formula="of:=[.E48]" office:value-type="float" office:value="0.3" calcext:value-type="float">
            <text:p>0.30</text:p>
          </table:table-cell>
          <table:table-cell table:style-name="ce2" table:formula="of:=[.C49]-([.C49]*[.E49])" office:value-type="float" office:value="1284.10483283009" calcext:value-type="float">
            <text:p>1,284</text:p>
          </table:table-cell>
          <table:table-cell table:style-name="ce2" table:formula="of:=[.D49]*[.F49]" office:value-type="float" office:value="8988.73382981064" calcext:value-type="float">
            <text:p>8,989</text:p>
          </table:table-cell>
          <table:table-cell table:style-name="ce2" table:formula="of:=[.C49]*2" office:value-type="float" office:value="3668.87095094312" calcext:value-type="float">
            <text:p>3,669</text:p>
          </table:table-cell>
          <table:table-cell table:formula="of:=[.I48]" office:value-type="float" office:value="0.5" calcext:value-type="float">
            <text:p>0.50</text:p>
          </table:table-cell>
          <table:table-cell table:formula="of:=[.H49]+[.H49]*[.I49]" office:value-type="float" office:value="5503.30642641468" calcext:value-type="float">
            <text:p>5,503</text:p>
          </table:table-cell>
          <table:table-cell table:style-name="ce2" table:formula="of:=[.G49]-[.J49]" office:value-type="float" office:value="3485.42740339596" calcext:value-type="float">
            <text:p>3,4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9]+1" office:value-type="float" office:value="45" calcext:value-type="float">
            <text:p>45</text:p>
          </table:table-cell>
          <table:table-cell table:style-name="ce2" table:formula="of:=[.C49]+([.C49]*0.07)" office:value-type="float" office:value="1962.84595875457" calcext:value-type="float">
            <text:p>1,963</text:p>
          </table:table-cell>
          <table:table-cell table:style-name="ce2" table:formula="of:=[.D49]" office:value-type="float" office:value="7" calcext:value-type="float">
            <text:p>7</text:p>
          </table:table-cell>
          <table:table-cell table:formula="of:=[.E49]" office:value-type="float" office:value="0.3" calcext:value-type="float">
            <text:p>0.30</text:p>
          </table:table-cell>
          <table:table-cell table:style-name="ce2" table:formula="of:=[.C50]-([.C50]*[.E50])" office:value-type="float" office:value="1373.9921711282" calcext:value-type="float">
            <text:p>1,374</text:p>
          </table:table-cell>
          <table:table-cell table:style-name="ce2" table:formula="of:=[.D50]*[.F50]" office:value-type="float" office:value="9617.94519789739" calcext:value-type="float">
            <text:p>9,618</text:p>
          </table:table-cell>
          <table:table-cell table:style-name="ce2" table:formula="of:=[.C50]*2" office:value-type="float" office:value="3925.69191750914" calcext:value-type="float">
            <text:p>3,926</text:p>
          </table:table-cell>
          <table:table-cell table:formula="of:=[.I49]" office:value-type="float" office:value="0.5" calcext:value-type="float">
            <text:p>0.50</text:p>
          </table:table-cell>
          <table:table-cell table:formula="of:=[.H50]+[.H50]*[.I50]" office:value-type="float" office:value="5888.53787626371" calcext:value-type="float">
            <text:p>5,889</text:p>
          </table:table-cell>
          <table:table-cell table:style-name="ce2" table:formula="of:=[.G50]-[.J50]" office:value-type="float" office:value="3729.40732163368" calcext:value-type="float">
            <text:p>3,72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0]+1" office:value-type="float" office:value="46" calcext:value-type="float">
            <text:p>46</text:p>
          </table:table-cell>
          <table:table-cell table:style-name="ce2" table:formula="of:=[.C50]+([.C50]*0.07)" office:value-type="float" office:value="2100.24517586739" calcext:value-type="float">
            <text:p>2,100</text:p>
          </table:table-cell>
          <table:table-cell table:style-name="ce2" table:formula="of:=[.D50]" office:value-type="float" office:value="7" calcext:value-type="float">
            <text:p>7</text:p>
          </table:table-cell>
          <table:table-cell table:formula="of:=[.E50]" office:value-type="float" office:value="0.3" calcext:value-type="float">
            <text:p>0.30</text:p>
          </table:table-cell>
          <table:table-cell table:style-name="ce2" table:formula="of:=[.C51]-([.C51]*[.E51])" office:value-type="float" office:value="1470.17162310717" calcext:value-type="float">
            <text:p>1,470</text:p>
          </table:table-cell>
          <table:table-cell table:style-name="ce2" table:formula="of:=[.D51]*[.F51]" office:value-type="float" office:value="10291.2013617502" calcext:value-type="float">
            <text:p>10,291</text:p>
          </table:table-cell>
          <table:table-cell table:style-name="ce2" table:formula="of:=[.C51]*2" office:value-type="float" office:value="4200.49035173478" calcext:value-type="float">
            <text:p>4,200</text:p>
          </table:table-cell>
          <table:table-cell table:formula="of:=[.I50]" office:value-type="float" office:value="0.5" calcext:value-type="float">
            <text:p>0.50</text:p>
          </table:table-cell>
          <table:table-cell table:formula="of:=[.H51]+[.H51]*[.I51]" office:value-type="float" office:value="6300.73552760217" calcext:value-type="float">
            <text:p>6,301</text:p>
          </table:table-cell>
          <table:table-cell table:style-name="ce2" table:formula="of:=[.G51]-[.J51]" office:value-type="float" office:value="3990.46583414804" calcext:value-type="float">
            <text:p>3,9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1]+1" office:value-type="float" office:value="47" calcext:value-type="float">
            <text:p>47</text:p>
          </table:table-cell>
          <table:table-cell table:style-name="ce2" table:formula="of:=[.C51]+([.C51]*0.07)" office:value-type="float" office:value="2247.26233817811" calcext:value-type="float">
            <text:p>2,247</text:p>
          </table:table-cell>
          <table:table-cell table:style-name="ce2" table:formula="of:=[.D51]" office:value-type="float" office:value="7" calcext:value-type="float">
            <text:p>7</text:p>
          </table:table-cell>
          <table:table-cell table:formula="of:=[.E51]" office:value-type="float" office:value="0.3" calcext:value-type="float">
            <text:p>0.30</text:p>
          </table:table-cell>
          <table:table-cell table:style-name="ce2" table:formula="of:=[.C52]-([.C52]*[.E52])" office:value-type="float" office:value="1573.08363672467" calcext:value-type="float">
            <text:p>1,573</text:p>
          </table:table-cell>
          <table:table-cell table:style-name="ce2" table:formula="of:=[.D52]*[.F52]" office:value-type="float" office:value="11011.5854570727" calcext:value-type="float">
            <text:p>11,012</text:p>
          </table:table-cell>
          <table:table-cell table:style-name="ce2" table:formula="of:=[.C52]*2" office:value-type="float" office:value="4494.52467635621" calcext:value-type="float">
            <text:p>4,495</text:p>
          </table:table-cell>
          <table:table-cell table:formula="of:=[.I51]" office:value-type="float" office:value="0.5" calcext:value-type="float">
            <text:p>0.50</text:p>
          </table:table-cell>
          <table:table-cell table:formula="of:=[.H52]+[.H52]*[.I52]" office:value-type="float" office:value="6741.78701453432" calcext:value-type="float">
            <text:p>6,742</text:p>
          </table:table-cell>
          <table:table-cell table:style-name="ce2" table:formula="of:=[.G52]-[.J52]" office:value-type="float" office:value="4269.7984425384" calcext:value-type="float">
            <text:p>4,27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2]+1" office:value-type="float" office:value="48" calcext:value-type="float">
            <text:p>48</text:p>
          </table:table-cell>
          <table:table-cell table:style-name="ce2" table:formula="of:=[.C52]+([.C52]*0.07)" office:value-type="float" office:value="2404.57070185057" calcext:value-type="float">
            <text:p>2,405</text:p>
          </table:table-cell>
          <table:table-cell table:style-name="ce2" table:formula="of:=[.D52]" office:value-type="float" office:value="7" calcext:value-type="float">
            <text:p>7</text:p>
          </table:table-cell>
          <table:table-cell table:formula="of:=[.E52]" office:value-type="float" office:value="0.3" calcext:value-type="float">
            <text:p>0.30</text:p>
          </table:table-cell>
          <table:table-cell table:style-name="ce2" table:formula="of:=[.C53]-([.C53]*[.E53])" office:value-type="float" office:value="1683.1994912954" calcext:value-type="float">
            <text:p>1,683</text:p>
          </table:table-cell>
          <table:table-cell table:style-name="ce2" table:formula="of:=[.D53]*[.F53]" office:value-type="float" office:value="11782.3964390678" calcext:value-type="float">
            <text:p>11,782</text:p>
          </table:table-cell>
          <table:table-cell table:style-name="ce2" table:formula="of:=[.C53]*2" office:value-type="float" office:value="4809.14140370115" calcext:value-type="float">
            <text:p>4,809</text:p>
          </table:table-cell>
          <table:table-cell table:formula="of:=[.I52]" office:value-type="float" office:value="0.5" calcext:value-type="float">
            <text:p>0.50</text:p>
          </table:table-cell>
          <table:table-cell table:formula="of:=[.H53]+[.H53]*[.I53]" office:value-type="float" office:value="7213.71210555172" calcext:value-type="float">
            <text:p>7,214</text:p>
          </table:table-cell>
          <table:table-cell table:style-name="ce2" table:formula="of:=[.G53]-[.J53]" office:value-type="float" office:value="4568.68433351609" calcext:value-type="float">
            <text:p>4,56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3]+1" office:value-type="float" office:value="49" calcext:value-type="float">
            <text:p>49</text:p>
          </table:table-cell>
          <table:table-cell table:style-name="ce2" table:formula="of:=[.C53]+([.C53]*0.07)" office:value-type="float" office:value="2572.89065098011" calcext:value-type="float">
            <text:p>2,573</text:p>
          </table:table-cell>
          <table:table-cell table:style-name="ce2" table:formula="of:=[.D53]" office:value-type="float" office:value="7" calcext:value-type="float">
            <text:p>7</text:p>
          </table:table-cell>
          <table:table-cell table:formula="of:=[.E53]" office:value-type="float" office:value="0.3" calcext:value-type="float">
            <text:p>0.30</text:p>
          </table:table-cell>
          <table:table-cell table:style-name="ce2" table:formula="of:=[.C54]-([.C54]*[.E54])" office:value-type="float" office:value="1801.02345568608" calcext:value-type="float">
            <text:p>1,801</text:p>
          </table:table-cell>
          <table:table-cell table:style-name="ce2" table:formula="of:=[.D54]*[.F54]" office:value-type="float" office:value="12607.1641898026" calcext:value-type="float">
            <text:p>12,607</text:p>
          </table:table-cell>
          <table:table-cell table:style-name="ce2" table:formula="of:=[.C54]*2" office:value-type="float" office:value="5145.78130196023" calcext:value-type="float">
            <text:p>5,146</text:p>
          </table:table-cell>
          <table:table-cell table:formula="of:=[.I53]" office:value-type="float" office:value="0.5" calcext:value-type="float">
            <text:p>0.50</text:p>
          </table:table-cell>
          <table:table-cell table:formula="of:=[.H54]+[.H54]*[.I54]" office:value-type="float" office:value="7718.67195294034" calcext:value-type="float">
            <text:p>7,719</text:p>
          </table:table-cell>
          <table:table-cell table:style-name="ce2" table:formula="of:=[.G54]-[.J54]" office:value-type="float" office:value="4888.49223686221" calcext:value-type="float">
            <text:p>4,88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4]+1" office:value-type="float" office:value="50" calcext:value-type="float">
            <text:p>50</text:p>
          </table:table-cell>
          <table:table-cell table:style-name="ce2" table:formula="of:=[.C54]+([.C54]*0.07)" office:value-type="float" office:value="2752.99299654872" calcext:value-type="float">
            <text:p>2,753</text:p>
          </table:table-cell>
          <table:table-cell table:style-name="ce2" table:formula="of:=[.D54]" office:value-type="float" office:value="7" calcext:value-type="float">
            <text:p>7</text:p>
          </table:table-cell>
          <table:table-cell table:formula="of:=[.E54]" office:value-type="float" office:value="0.3" calcext:value-type="float">
            <text:p>0.30</text:p>
          </table:table-cell>
          <table:table-cell table:style-name="ce2" table:formula="of:=[.C55]-([.C55]*[.E55])" office:value-type="float" office:value="1927.0950975841" calcext:value-type="float">
            <text:p>1,927</text:p>
          </table:table-cell>
          <table:table-cell table:style-name="ce2" table:formula="of:=[.D55]*[.F55]" office:value-type="float" office:value="13489.6656830887" calcext:value-type="float">
            <text:p>13,490</text:p>
          </table:table-cell>
          <table:table-cell table:style-name="ce2" table:formula="of:=[.C55]*2" office:value-type="float" office:value="5505.98599309744" calcext:value-type="float">
            <text:p>5,506</text:p>
          </table:table-cell>
          <table:table-cell table:formula="of:=[.I54]" office:value-type="float" office:value="0.5" calcext:value-type="float">
            <text:p>0.50</text:p>
          </table:table-cell>
          <table:table-cell table:formula="of:=[.H55]+[.H55]*[.I55]" office:value-type="float" office:value="8258.97898964617" calcext:value-type="float">
            <text:p>8,259</text:p>
          </table:table-cell>
          <table:table-cell table:style-name="ce2" table:formula="of:=[.G55]-[.J55]" office:value-type="float" office:value="5230.68669344257" calcext:value-type="float">
            <text:p>5,23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5]+1" office:value-type="float" office:value="51" calcext:value-type="float">
            <text:p>51</text:p>
          </table:table-cell>
          <table:table-cell table:style-name="ce2" table:formula="of:=[.C55]+([.C55]*0.07)" office:value-type="float" office:value="2945.70250630713" calcext:value-type="float">
            <text:p>2,946</text:p>
          </table:table-cell>
          <table:table-cell table:style-name="ce2" table:formula="of:=[.D55]" office:value-type="float" office:value="7" calcext:value-type="float">
            <text:p>7</text:p>
          </table:table-cell>
          <table:table-cell table:formula="of:=[.E55]" office:value-type="float" office:value="0.3" calcext:value-type="float">
            <text:p>0.30</text:p>
          </table:table-cell>
          <table:table-cell table:style-name="ce2" table:formula="of:=[.C56]-([.C56]*[.E56])" office:value-type="float" office:value="2061.99175441499" calcext:value-type="float">
            <text:p>2,062</text:p>
          </table:table-cell>
          <table:table-cell table:style-name="ce2" table:formula="of:=[.D56]*[.F56]" office:value-type="float" office:value="14433.9422809049" calcext:value-type="float">
            <text:p>14,434</text:p>
          </table:table-cell>
          <table:table-cell table:style-name="ce2" table:formula="of:=[.C56]*2" office:value-type="float" office:value="5891.40501261426" calcext:value-type="float">
            <text:p>5,891</text:p>
          </table:table-cell>
          <table:table-cell table:formula="of:=[.I55]" office:value-type="float" office:value="0.5" calcext:value-type="float">
            <text:p>0.50</text:p>
          </table:table-cell>
          <table:table-cell table:formula="of:=[.H56]+[.H56]*[.I56]" office:value-type="float" office:value="8837.1075189214" calcext:value-type="float">
            <text:p>8,837</text:p>
          </table:table-cell>
          <table:table-cell table:style-name="ce2" table:formula="of:=[.G56]-[.J56]" office:value-type="float" office:value="5596.83476198355" calcext:value-type="float">
            <text:p>5,59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6]+1" office:value-type="float" office:value="52" calcext:value-type="float">
            <text:p>52</text:p>
          </table:table-cell>
          <table:table-cell table:style-name="ce2" table:formula="of:=[.C56]+([.C56]*0.07)" office:value-type="float" office:value="3151.90168174863" calcext:value-type="float">
            <text:p>3,152</text:p>
          </table:table-cell>
          <table:table-cell table:style-name="ce2" table:formula="of:=[.D56]" office:value-type="float" office:value="7" calcext:value-type="float">
            <text:p>7</text:p>
          </table:table-cell>
          <table:table-cell table:formula="of:=[.E56]" office:value-type="float" office:value="0.3" calcext:value-type="float">
            <text:p>0.30</text:p>
          </table:table-cell>
          <table:table-cell table:style-name="ce2" table:formula="of:=[.C57]-([.C57]*[.E57])" office:value-type="float" office:value="2206.33117722404" calcext:value-type="float">
            <text:p>2,206</text:p>
          </table:table-cell>
          <table:table-cell table:style-name="ce2" table:formula="of:=[.D57]*[.F57]" office:value-type="float" office:value="15444.3182405683" calcext:value-type="float">
            <text:p>15,444</text:p>
          </table:table-cell>
          <table:table-cell table:style-name="ce2" table:formula="of:=[.C57]*2" office:value-type="float" office:value="6303.80336349726" calcext:value-type="float">
            <text:p>6,304</text:p>
          </table:table-cell>
          <table:table-cell table:formula="of:=[.I56]" office:value-type="float" office:value="0.5" calcext:value-type="float">
            <text:p>0.50</text:p>
          </table:table-cell>
          <table:table-cell table:formula="of:=[.H57]+[.H57]*[.I57]" office:value-type="float" office:value="9455.70504524589" calcext:value-type="float">
            <text:p>9,456</text:p>
          </table:table-cell>
          <table:table-cell table:style-name="ce2" table:formula="of:=[.G57]-[.J57]" office:value-type="float" office:value="5988.6131953224" calcext:value-type="float">
            <text:p>5,989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/>
          <table:table-cell table:style-name="ce8" office:value-type="string" calcext:value-type="string">
            <text:p>Totals</text:p>
          </table:table-cell>
          <table:table-cell table:style-name="ce2" table:formula="of:=SUM([.G6:.G57])" office:value-type="float" office:value="229077.435962972" calcext:value-type="float">
            <text:p>2,29,077</text:p>
          </table:table-cell>
          <table:table-cell table:style-name="ce2"/>
          <table:table-cell/>
          <table:table-cell table:formula="of:=SUM([.J6:.J57])" office:value-type="float" office:value="140251.491405902" calcext:value-type="float">
            <text:p>1,40,251</text:p>
          </table:table-cell>
          <table:table-cell table:style-name="ce2" table:formula="of:=SUM([.K6:.K57])" office:value-type="float" office:value="88825.944557071" calcext:value-type="float">
            <text:p>88,826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Star</text:p>
          </table:table-cell>
          <table:table-cell table:style-name="ce5" office:value-type="string" calcext:value-type="string">
            <text:p>Clone + </text:p>
            <text:p>Mention</text:p>
          </table:table-cell>
          <table:table-cell table:style-name="ce3" office:value-type="string" calcext:value-type="string">
            <text:p>Retweet</text:p>
          </table:table-cell>
          <table:table-cell table:style-name="ce7" office:value-type="string" calcext:value-type="string">
            <text:p>Resul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+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wee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+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we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74:.D74])" office:value-type="float" office:value="4" calcext:value-type="float">
            <text:p>4.00</text:p>
          </table:table-cell>
          <table:table-cell table:style-name="ce6" office:value-type="string" calcext:value-type="string">
            <text:p>St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5:.D75])" office:value-type="float" office:value="2" calcext:value-type="float">
            <text:p>2.00</text:p>
          </table:table-cell>
          <table:table-cell table:style-name="ce6" office:value-type="string" calcext:value-type="string">
            <text:p>C+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6:.D76])" office:value-type="float" office:value="1" calcext:value-type="float">
            <text:p>1.00</text:p>
          </table:table-cell>
          <table:table-cell table:style-name="ce6" office:value-type="string" calcext:value-type="string">
            <text:p>Retwee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7:.D77])" office:value-type="float" office:value="6" calcext:value-type="float">
            <text:p>6.00</text:p>
          </table:table-cell>
          <table:table-cell table:style-name="ce6" office:value-type="string" calcext:value-type="string">
            <text:p>St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8:.D78])" office:value-type="float" office:value="7" calcext:value-type="float">
            <text:p>7.00</text:p>
          </table:table-cell>
          <table:table-cell table:style-name="ce6" office:value-type="string" calcext:value-type="string">
            <text:p>C+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9:.D79])" office:value-type="float" office:value="3" calcext:value-type="float">
            <text:p>3.00</text:p>
          </table:table-cell>
          <table:table-cell table:style-name="ce6" office:value-type="string" calcext:value-type="string">
            <text:p>Retweet</text:p>
          </table:table-cell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8:08:49.6678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09:36:57.867245000</meta:creation-date>
    <dc:date>2014-09-02T18:48:42.240508000</dc:date>
    <meta:editing-duration>PT3H40M37S</meta:editing-duration>
    <meta:editing-cycles>5</meta:editing-cycles>
    <meta:generator>LibreOffice/4.2.4.2$MacOSX_X86_64 LibreOffice_project/63150712c6d317d27ce2db16eb94c2f3d7b699f8</meta:generator>
    <meta:document-statistic meta:table-count="1" meta:cell-count="597" meta:object-count="0"/>
  </office:meta>
</office:document-meta>
</file>